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2B00004103FB25183F.svm"/>
  <manifest:file-entry manifest:media-type="" manifest:full-path="Pictures/200000070000420C00002FDB6FA18788.svm"/>
  <manifest:file-entry manifest:media-type="" manifest:full-path="Pictures/2000000700003C2600006AC4C8C7EB85.svm"/>
  <manifest:file-entry manifest:media-type="" manifest:full-path="Pictures/2000000700003BBD0000631F0063F8E7.svm"/>
  <manifest:file-entry manifest:media-type="" manifest:full-path="Pictures/20000007000032C000002797EE3297E4.svm"/>
  <manifest:file-entry manifest:media-type="" manifest:full-path="Pictures/2000000700007ED100006AF9D61488E2.svm"/>
  <manifest:file-entry manifest:media-type="" manifest:full-path="Pictures/20000007000035A5000041A2C1125230.svm"/>
  <manifest:file-entry manifest:media-type="" manifest:full-path="Pictures/200000070000397700006B2EADC561C0.svm"/>
  <manifest:file-entry manifest:media-type="" manifest:full-path="Pictures/2000000700000A3C00000CEC4A5B2E8E.svm"/>
  <manifest:file-entry manifest:media-type="" manifest:full-path="Pictures/200000070000332A0000281B93520BED.svm"/>
  <manifest:file-entry manifest:media-type="" manifest:full-path="Pictures/2000000700004F470000314EC0DE0512.svm"/>
  <manifest:file-entry manifest:media-type="" manifest:full-path="Pictures/2000000700007869000056B83B486F1C.svm"/>
  <manifest:file-entry manifest:media-type="" manifest:full-path="Pictures/2000000700004D850000349C95BF5AA3.svm"/>
  <manifest:file-entry manifest:media-type="" manifest:full-path="Pictures/2000000700007197000041D7AEA54611.svm"/>
  <manifest:file-entry manifest:media-type="" manifest:full-path="Pictures/20000007000079080000557A0712E831.svm"/>
  <manifest:file-entry manifest:media-type="" manifest:full-path="Pictures/2000000700003A9B000043493043DCE5.svm"/>
  <manifest:file-entry manifest:media-type="" manifest:full-path="Pictures/200000070000386E00006B98926BF564.svm"/>
  <manifest:file-entry manifest:media-type="" manifest:full-path="Pictures/20000007000038D8000069F1477E5C21.svm"/>
  <manifest:file-entry manifest:media-type="" manifest:full-path="Pictures/200000070000793D000056B83CAE6812.svm"/>
  <manifest:file-entry manifest:media-type="" manifest:full-path="Pictures/200000070000397700006B6390645CBB.svm"/>
  <manifest:file-entry manifest:media-type="" manifest:full-path="Pictures/2000000700004EA80000286A7489BB74.svm"/>
  <manifest:file-entry manifest:media-type="" manifest:full-path="Pictures/2000000700004FCB00002026CA5FBBB9.svm"/>
  <manifest:file-entry manifest:media-type="" manifest:full-path="Pictures/2000000700004BF8000051F6CB5A887C.svm"/>
  <manifest:file-entry manifest:media-type="" manifest:full-path="Pictures/2000000700003A4A00006F1C026C12F3.svm"/>
  <manifest:file-entry manifest:media-type="" manifest:full-path="Pictures/20000007000032F500002762ED29E279.svm"/>
  <manifest:file-entry manifest:media-type="" manifest:full-path="Pictures/2000000700003C9000006AF913C057DE.svm"/>
  <manifest:file-entry manifest:media-type="" manifest:full-path="Pictures/20000007000067AB00002C3DDBF1D24B.svm"/>
  <manifest:file-entry manifest:media-type="" manifest:full-path="Pictures/200000070000693800003DEA94236335.svm"/>
  <manifest:file-entry manifest:media-type="" manifest:full-path="Pictures/20000007000071CC00004188B4D31D07.svm"/>
  <manifest:file-entry manifest:media-type="" manifest:full-path="Pictures/2000000700004A1C00003D8090167730.svm"/>
  <manifest:file-entry manifest:media-type="" manifest:full-path="Pictures/2000000700006DF7000055E4091B431E.svm"/>
  <manifest:file-entry manifest:media-type="" manifest:full-path="Pictures/200000070000522B000058FED3748E31.svm"/>
  <manifest:file-entry manifest:media-type="" manifest:full-path="Pictures/2000000700007D2A000039AD84A3F5BC.svm"/>
  <manifest:file-entry manifest:media-type="" manifest:full-path="Pictures/2000000700005B7900001D7653749316.svm"/>
  <manifest:file-entry manifest:media-type="" manifest:full-path="Pictures/20000007000032F5000027CB306B8D89.svm"/>
  <manifest:file-entry manifest:media-type="" manifest:full-path="Pictures/200000070000657E00005C4CC4BB5BE1.svm"/>
  <manifest:file-entry manifest:media-type="" manifest:full-path="Pictures/200000070000455B000042E091FC852C.svm"/>
  <manifest:file-entry manifest:media-type="" manifest:full-path="Pictures/2000000700003432000029232EA01092.svm"/>
  <manifest:file-entry manifest:media-type="" manifest:full-path="Pictures/200000070000330F000027B133271256.svm"/>
  <manifest:file-entry manifest:media-type="" manifest:full-path="Pictures/20000007000071970000411E78D0AE8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Helvetica Neue" svg:font-family="'Helvetica Neue', Helvetica, Arial, sans-serif"/>
    <style:font-face style:name="IBMPlexMono" svg:font-family="IBMPlexMono, 'Courier New', monospace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10.5pt" fo:letter-spacing="normal" fo:language="zxx" fo:country="none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style:use-window-font-color="true" style:font-name="Helvetica Neue" fo:font-size="20pt" fo:letter-spacing="normal" fo:language="zxx" fo:country="none" fo:font-style="normal" fo:font-weight="normal" style:font-size-asian="20pt" style:font-size-complex="20pt"/>
    </style:style>
    <style:style style:name="P4" style:family="paragraph" style:parent-style-name="Text_20_body">
      <style:paragraph-properties fo:margin-left="0cm" fo:margin-right="0cm" fo:margin-top="0cm" fo:margin-bottom="0.265cm" fo:text-align="end" style:justify-single-word="false" fo:orphans="2" fo:widows="2" fo:text-indent="0cm" style:auto-text-indent="false"/>
      <style:text-properties fo:font-variant="normal" fo:text-transform="none" style:use-window-font-color="true" style:font-name="Helvetica Neue" fo:font-size="14pt" fo:letter-spacing="normal" fo:language="zxx" fo:country="none" fo:font-style="normal" fo:font-weight="normal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style:use-window-font-color="true" style:font-name="Helvetica Neue" fo:font-size="15pt" fo:letter-spacing="normal" fo:language="zxx" fo:country="none" fo:font-style="normal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fo:color="#eeeeee" style:font-name="Helvetica Neue" fo:font-size="20pt" fo:letter-spacing="normal" fo:language="zxx" fo:country="none" fo:font-style="normal" fo:font-weight="normal" fo:background-color="#cc0000" style:font-size-asian="20pt" style:font-size-complex="20pt"/>
    </style:style>
    <style:style style:name="P7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1pt" fo:letter-spacing="normal" fo:language="zxx" fo:country="none" fo:font-style="normal" fo:font-weight="normal" fo:background-color="transparent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1pt" fo:letter-spacing="normal" fo:language="zxx" fo:country="none" fo:font-style="normal" fo:font-weight="normal" fo:background-color="#00ccff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1pt" fo:letter-spacing="normal" fo:font-style="normal" fo:font-weight="normal" fo:background-color="#ffff00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.265cm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65cm" fo:orphans="2" fo:widows="2" fo:text-indent="0cm" style:auto-text-indent="false" fo:background-color="#ffff99">
        <style:background-image/>
      </style:paragraph-properties>
      <style:text-properties fo:font-variant="normal" fo:text-transform="none" style:use-window-font-color="true" style:font-name="Helvetica Neue" fo:font-size="10.5pt" fo:letter-spacing="normal" fo:language="zxx" fo:country="none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.265cm" fo:orphans="2" fo:widows="2" fo:text-indent="0cm" style:auto-text-indent="false" fo:background-color="#00ccff">
        <style:background-image/>
      </style:paragraph-properties>
      <style:text-properties fo:font-variant="normal" fo:text-transform="none" style:use-window-font-color="true" style:font-name="Helvetica Neue" fo:font-size="10.5pt" fo:letter-spacing="normal" fo:language="zxx" fo:country="none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.265cm" fo:text-align="center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style:use-window-font-color="true" style:font-name="Helvetica Neue" fo:font-size="20pt" fo:letter-spacing="normal" fo:language="zxx" fo:country="none" fo:font-style="normal" fo:font-weight="normal" style:font-size-asian="20pt" style:font-size-complex="20pt"/>
    </style:style>
    <style:style style:name="P15" style:family="paragraph" style:parent-style-name="Heading_20_4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10.5pt" fo:letter-spacing="normal" fo:font-style="normal" fo:font-weight="normal"/>
    </style:style>
    <style:style style:name="P16" style:family="paragraph" style:parent-style-name="Heading_20_4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10.5pt" fo:letter-spacing="normal" fo:language="zxx" fo:country="none" fo:font-style="normal" fo:font-weight="normal"/>
    </style:style>
    <style:style style:name="P17" style:family="paragraph" style:parent-style-name="Heading_20_4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style:use-window-font-color="true" style:font-name="Helvetica Neue" fo:font-size="9.75pt" fo:letter-spacing="normal" fo:font-style="normal" fo:font-weight="bold"/>
    </style:style>
    <style:style style:name="P18" style:family="paragraph" style:parent-style-name="Standard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9" style:family="paragraph" style:parent-style-name="Standard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cccccc" style:font-name="Consolas" fo:font-size="10.5pt" fo:letter-spacing="normal" fo:language="zxx" fo:country="none" fo:font-style="normal" fo:font-weight="normal" fo:background-color="#1f1f1f" style:font-size-asian="11pt" style:font-size-complex="11pt"/>
    </style:style>
    <style:style style:name="P20" style:family="paragraph" style:parent-style-name="Heading_20_4">
      <style:paragraph-properties fo:margin-left="0cm" fo:margin-right="0cm" fo:margin-top="0cm" fo:margin-bottom="0.265cm" fo:text-align="center" style:justify-single-word="false" fo:orphans="2" fo:widows="2" fo:text-indent="0cm" style:auto-text-indent="false" fo:keep-with-next="always"/>
      <style:text-properties fo:font-size="14pt" style:font-size-asian="14pt" style:font-size-complex="14pt"/>
    </style:style>
    <style:style style:name="P21" style:family="paragraph" style:parent-style-name="Heading_20_3">
      <style:paragraph-properties fo:margin-left="0cm" fo:margin-right="0cm" fo:margin-top="0cm" fo:margin-bottom="0cm" fo:line-height="125%" fo:orphans="2" fo:widows="2" fo:text-indent="0cm" style:auto-text-indent="false" fo:padding="0.635cm" fo:border="0.035cm solid #000000"/>
    </style:style>
    <style:style style:name="P22" style:family="paragraph" style:parent-style-name="Heading_20_3">
      <style:paragraph-properties fo:margin-left="0cm" fo:margin-right="0cm" fo:margin-top="0cm" fo:margin-bottom="0cm" fo:orphans="2" fo:widows="2" fo:text-indent="0cm" style:auto-text-indent="false" fo:padding-left="0cm" fo:padding-right="0cm" fo:padding-top="0.635cm" fo:padding-bottom="0cm" fo:border-left="none" fo:border-right="none" fo:border-top="0.002cm solid #000000" fo:border-bottom="none"/>
      <style:text-properties fo:font-variant="normal" fo:text-transform="none" fo:color="#1f2328" fo:letter-spacing="normal"/>
    </style:style>
    <style:style style:name="P23" style:family="paragraph" style:parent-style-name="Standard">
      <style:text-properties fo:background-color="#66ccff"/>
    </style:style>
    <style:style style:name="P24" style:family="paragraph" style:parent-style-name="Standard">
      <style:text-properties fo:color="#cccccc" style:font-name="Consolas" fo:font-size="10.5pt" fo:font-weight="normal" fo:background-color="#1f1f1f"/>
    </style:style>
    <style:style style:name="P25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6" style:family="paragraph" style:parent-style-name="Standard">
      <style:text-properties fo:color="#cccccc" style:font-name="Consolas" fo:font-size="10.5pt" fo:language="zxx" fo:country="none" fo:font-weight="normal" fo:background-color="#1f1f1f"/>
    </style:style>
    <style:style style:name="P27" style:family="paragraph" style:parent-style-name="Standard">
      <style:paragraph-properties style:line-height-at-least="0.503cm"/>
      <style:text-properties fo:color="#cccccc" fo:background-color="#1f1f1f"/>
    </style:style>
    <style:style style:name="P28" style:family="paragraph" style:parent-style-name="Standard">
      <style:text-properties fo:color="#cccccc" fo:language="zxx" fo:country="none" fo:background-color="#1f1f1f"/>
    </style:style>
    <style:style style:name="P29" style:family="paragraph" style:parent-style-name="Standard">
      <style:text-properties fo:language="zxx" fo:country="none"/>
    </style:style>
    <style:style style:name="P30" style:family="paragraph" style:parent-style-name="Standard">
      <style:text-properties fo:language="zxx" fo:country="none" fo:background-color="#00ccff"/>
    </style:style>
    <style:style style:name="P31" style:family="paragraph" style:parent-style-name="Standard">
      <style:text-properties fo:language="zxx" fo:country="none" fo:background-color="#99ff66"/>
    </style:style>
    <style:style style:name="P32" style:family="paragraph" style:parent-style-name="Standard">
      <style:paragraph-properties fo:text-align="center" style:justify-single-word="false"/>
      <style:text-properties fo:font-size="20pt" fo:background-color="#99ff66" style:font-size-asian="20pt" style:font-size-complex="20pt"/>
    </style:style>
    <style:style style:name="P33" style:family="paragraph" style:parent-style-name="Standard">
      <style:paragraph-properties style:line-height-at-least="0.503cm"/>
    </style:style>
    <style:style style:name="P34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35" style:family="paragraph" style:parent-style-name="Standard">
      <style:text-properties fo:background-color="#00ccff"/>
    </style:style>
    <style:style style:name="P36" style:family="paragraph" style:parent-style-name="Standard">
      <style:text-properties fo:font-size="10.5pt" fo:language="zxx" fo:country="none" fo:background-color="transparent" style:font-size-asian="10.5pt" style:font-size-complex="10.5pt"/>
    </style:style>
    <style:style style:name="P37" style:family="paragraph" style:parent-style-name="Standard">
      <style:paragraph-properties fo:margin-top="0cm" fo:margin-bottom="0.499cm" style:line-height-at-least="0.503cm"/>
    </style:style>
    <style:style style:name="P38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39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/>
    </style:style>
    <style:style style:name="P40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 fo:background-color="#00ccff"/>
    </style:style>
    <style:style style:name="P41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20pt" fo:letter-spacing="normal" fo:language="zxx" fo:country="none" fo:font-style="normal" fo:font-weight="normal" fo:background-color="#ffff00" style:font-size-asian="20pt" style:font-size-complex="20pt"/>
    </style:style>
    <style:style style:name="P42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20pt" fo:letter-spacing="normal" fo:font-style="normal" fo:font-weight="normal" fo:background-color="#ffff00" style:font-size-asian="20pt" style:font-size-complex="20pt"/>
    </style:style>
    <style:style style:name="P43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1pt" fo:letter-spacing="normal" fo:font-style="normal" fo:font-weight="normal" fo:background-color="#ffff00" style:font-size-asian="11pt" style:font-size-complex="11pt"/>
    </style:style>
    <style:style style:name="P44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1pt" fo:letter-spacing="normal" fo:language="zxx" fo:country="none" fo:font-style="normal" fo:font-weight="normal" fo:background-color="transparent" style:font-size-asian="11pt" style:font-size-complex="11pt"/>
    </style:style>
    <style:style style:name="P45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4pt" fo:letter-spacing="normal" fo:font-style="normal" fo:font-weight="bold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margin-left="0.397cm" fo:margin-right="0cm" fo:margin-top="0cm" fo:margin-bottom="0.265cm" fo:orphans="2" fo:widows="2" fo:text-indent="0cm" style:auto-text-indent="false"/>
      <style:text-properties style:font-name="Helvetica Neue" fo:font-size="10.5pt" fo:font-weight="normal"/>
    </style:style>
    <style:style style:name="P47" style:family="paragraph" style:parent-style-name="Standard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48" style:family="paragraph" style:parent-style-name="Standard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language="zxx" fo:country="none" fo:font-style="normal" fo:font-weight="normal"/>
    </style:style>
    <style:style style:name="P49" style:family="paragraph" style:parent-style-name="Standard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50" style:family="paragraph" style:parent-style-name="Heading_20_3">
      <style:paragraph-properties fo:margin-top="0cm" fo:margin-bottom="0cm" fo:orphans="2" fo:widows="2" fo:padding-left="0cm" fo:padding-right="0cm" fo:padding-top="0.635cm" fo:padding-bottom="0cm" fo:border-left="none" fo:border-right="none" fo:border-top="0.002cm solid #000000" fo:border-bottom="none"/>
      <style:text-properties fo:font-variant="normal" fo:text-transform="none" fo:color="#1f2328" fo:letter-spacing="normal"/>
    </style:style>
    <style:style style:name="P51" style:family="paragraph" style:parent-style-name="Preformatted_20_Text">
      <style:paragraph-properties fo:margin-top="0cm" fo:margin-bottom="0cm" fo:orphans="2" fo:widows="2" fo:padding="0cm" fo:border="none"/>
      <style:text-properties fo:font-variant="normal" fo:text-transform="none" fo:color="#1f2328" style:font-name="ui-monospace" fo:font-size="10.5pt" fo:letter-spacing="normal" fo:font-style="normal" fo:font-weight="normal" fo:background-color="#f6f8fa"/>
    </style:style>
    <style:style style:name="P52" style:family="paragraph" style:parent-style-name="Text_20_body">
      <style:paragraph-properties fo:margin-top="0cm" fo:margin-bottom="0cm" fo:line-height="125%" fo:orphans="2" fo:widows="2" fo:padding="0.635cm" fo:border="0.035cm solid #000000"/>
    </style:style>
    <style:style style:name="P53" style:family="paragraph" style:parent-style-name="Text_20_body">
      <style:paragraph-properties fo:margin-left="0.423cm" fo:margin-right="0.423cm" fo:margin-top="0.212cm" fo:margin-bottom="0.212cm" fo:line-height="125%" fo:orphans="2" fo:widows="2" fo:text-indent="0cm" style:auto-text-indent="false" fo:padding="0.635cm" fo:border="0.035cm solid #000000"/>
    </style:style>
    <style:style style:name="P54" style:family="paragraph" style:parent-style-name="Text_20_body">
      <style:paragraph-properties fo:margin-left="0cm" fo:margin-right="0.212cm" fo:margin-top="0.212cm" fo:margin-bottom="0.212cm" fo:line-height="125%" fo:orphans="2" fo:widows="2" fo:text-indent="0cm" style:auto-text-indent="false" fo:padding="0.635cm" fo:border="0.035cm solid #000000"/>
      <style:text-properties fo:font-variant="normal" fo:text-transform="none" fo:color="#1f2328" style:font-name="apple-system" fo:font-size="10.5pt" fo:letter-spacing="normal" fo:font-style="normal" fo:font-weight="normal" fo:background-color="#ddf4ff"/>
    </style:style>
    <style:style style:name="P55" style:family="paragraph" style:parent-style-name="Text_20_body">
      <style:paragraph-properties fo:margin-top="0.212cm" fo:margin-bottom="0.212cm" fo:line-height="125%" fo:orphans="2" fo:widows="2" fo:padding="0.635cm" fo:border="0.035cm solid #000000"/>
      <style:text-properties fo:font-variant="normal" fo:text-transform="none" fo:color="#1f2328" style:font-name="apple-system" fo:font-size="10.5pt" fo:letter-spacing="normal" fo:font-style="normal" fo:font-weight="normal" fo:background-color="#ddf4ff"/>
    </style:style>
    <style:style style:name="P56" style:family="paragraph" style:parent-style-name="Text_20_body">
      <style:paragraph-properties fo:margin-top="0.212cm" fo:margin-bottom="0.212cm" style:line-height-at-least="0.529cm" fo:orphans="2" fo:widows="2" fo:padding-left="0.318cm" fo:padding-right="0.318cm" fo:padding-top="0.079cm" fo:padding-bottom="0.079cm" fo:border="0.002cm solid #d1d9e0"/>
    </style:style>
    <style:style style:name="P57" style:family="paragraph" style:parent-style-name="Standard">
      <style:paragraph-properties style:line-height-at-least="0.503cm"/>
      <style:text-properties fo:color="#569cd6" style:font-name="Consolas" fo:font-size="10.5pt" fo:font-weight="normal" fo:background-color="#1f1f1f"/>
    </style:style>
    <style:style style:name="P58" style:family="paragraph" style:parent-style-name="Standard" style:list-style-name="L4"/>
    <style:style style:name="P59" style:family="paragraph" style:parent-style-name="Standard" style:list-style-name="L5"/>
    <style:style style:name="P60" style:family="paragraph" style:parent-style-name="Standard" style:list-style-name="L6"/>
    <style:style style:name="P61" style:family="paragraph" style:parent-style-name="Standard" style:list-style-name="L7"/>
    <style:style style:name="P62" style:family="paragraph" style:parent-style-name="Standard" style:list-style-name="L8"/>
    <style:style style:name="P63" style:family="paragraph" style:parent-style-name="Standard" style:list-style-name="L9"/>
    <style:style style:name="P64" style:family="paragraph" style:parent-style-name="Standard" style:list-style-name="L10"/>
    <style:style style:name="P65" style:family="paragraph" style:parent-style-name="Standard" style:list-style-name="L11"/>
    <style:style style:name="P66" style:family="paragraph" style:parent-style-name="Standard">
      <style:paragraph-properties fo:margin-left="0cm" fo:margin-right="0cm" fo:margin-top="0cm" fo:margin-bottom="0.265cm" fo:orphans="2" fo:widows="2" fo:text-indent="0cm" style:auto-text-indent="false"/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7" style:family="paragraph" style:parent-style-name="Text_20_body" style:list-style-name="L1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68" style:family="paragraph" style:parent-style-name="Text_20_body" style:list-style-name="L2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10.5pt" fo:letter-spacing="normal" fo:font-style="normal" fo:font-weight="normal"/>
    </style:style>
    <style:style style:name="P69" style:family="paragraph" style:parent-style-name="Text_20_body" style:list-style-name="L3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20pt" fo:letter-spacing="normal" fo:font-style="normal" fo:font-weight="normal" fo:background-color="#ffff00" style:font-size-asian="20pt" style:font-size-complex="20pt"/>
    </style:style>
    <style:style style:name="P70" style:family="paragraph" style:parent-style-name="Text_20_body" style:list-style-name="L3">
      <style:paragraph-properties fo:margin-left="0.397cm" fo:margin-right="0cm" fo:margin-top="0cm" fo:margin-bottom="0.265cm" fo:orphans="2" fo:widows="2" fo:text-indent="0cm" style:auto-text-indent="false"/>
      <style:text-properties fo:font-variant="normal" fo:text-transform="none" style:font-name="Helvetica Neue" fo:font-size="20pt" fo:letter-spacing="normal" fo:font-style="normal" fo:font-weight="normal" fo:background-color="#ffff66" style:font-size-asian="20pt" style:font-size-complex="20pt"/>
    </style:style>
    <style:style style:name="P71" style:family="paragraph" style:parent-style-name="Text_20_body" style:list-style-name="L3">
      <style:paragraph-properties fo:margin-left="0.397cm" fo:margin-right="0cm" fo:margin-top="0cm" fo:margin-bottom="0.265cm" fo:orphans="2" fo:widows="2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font-name="Helvetica Neu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style:font-name="Helvetica Neue" fo:font-size="10.5pt" fo:letter-spacing="normal" fo:font-style="normal" fo:font-weight="bold"/>
    </style:style>
    <style:style style:name="T4" style:family="text">
      <style:text-properties fo:font-variant="normal" fo:text-transform="none" style:font-name="Helvetica Neue" fo:font-size="20pt" fo:letter-spacing="normal" fo:font-style="normal" fo:font-weight="normal" fo:background-color="#ffff00" style:font-size-asian="20pt" style:font-size-complex="20pt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1f2328" style:font-name="apple-system" fo:font-size="15pt" fo:letter-spacing="normal" fo:font-style="normal" fo:font-weight="bold" fo:background-color="#ddf4ff"/>
    </style:style>
    <style:style style:name="T7" style:family="text">
      <style:text-properties fo:font-variant="normal" fo:text-transform="none" fo:color="#1f2328" style:font-name="apple-system" fo:font-size="10.5pt" fo:letter-spacing="normal" fo:font-style="normal" fo:font-weight="bold" fo:background-color="#ddf4ff"/>
    </style:style>
    <style:style style:name="T8" style:family="text">
      <style:text-properties fo:font-variant="normal" fo:text-transform="none" fo:color="#1f2328" style:font-name="apple-system" fo:font-size="10.5pt" fo:letter-spacing="normal" fo:font-style="normal" fo:font-weight="normal" fo:background-color="#ddf4ff"/>
    </style:style>
    <style:style style:name="T9" style:family="text">
      <style:text-properties fo:font-variant="normal" fo:text-transform="none" fo:color="#25292e" style:text-line-through-style="none" style:font-name="apple-system" fo:font-size="9pt" fo:letter-spacing="normal" fo:font-style="normal" style:text-underline-style="none" fo:font-weight="bold" style:text-blinking="false" fo:background-color="#f6f8fa"/>
    </style:style>
    <style:style style:name="T10" style:family="text">
      <style:text-properties fo:font-variant="normal" fo:text-transform="none" fo:color="#25292e" style:text-line-through-style="none" fo:letter-spacing="normal" style:text-underline-style="none" style:text-blinking="false" fo:background-color="#f6f8fa"/>
    </style:style>
    <style:style style:name="T11" style:family="text">
      <style:text-properties fo:font-variant="normal" fo:text-transform="none" fo:color="#0969da" style:font-name="apple-system" fo:font-size="10.5pt" fo:letter-spacing="normal" fo:font-style="normal" style:text-underline-style="solid" style:text-underline-width="auto" style:text-underline-color="font-color" fo:font-weight="normal" fo:background-color="transparent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background-color="#ccff00" style:font-size-asian="20pt" style:font-size-complex="20pt"/>
    </style:style>
    <style:style style:name="T15" style:family="text">
      <style:text-properties fo:language="zxx" fo:country="none"/>
    </style:style>
    <style:style style:name="T16" style:family="text">
      <style:text-properties fo:language="zxx" fo:country="none" fo:font-weight="bold" style:font-weight-asian="bold" style:font-weight-complex="bold"/>
    </style:style>
    <style:style style:name="T17" style:family="text">
      <style:text-properties fo:color="#9cdcfe"/>
    </style:style>
    <style:style style:name="T18" style:family="text">
      <style:text-properties fo:color="#9cdcfe" style:font-name="Consolas" fo:font-size="10.5pt" fo:font-weight="normal"/>
    </style:style>
    <style:style style:name="T19" style:family="text">
      <style:text-properties fo:color="#ce9178"/>
    </style:style>
    <style:style style:name="T20" style:family="text">
      <style:text-properties fo:color="#ce9178" style:font-name="Consolas" fo:font-size="10.5pt" fo:font-weight="normal"/>
    </style:style>
    <style:style style:name="T21" style:family="text">
      <style:text-properties fo:color="#ce9178" style:font-name="Consolas" fo:font-size="10.5pt" fo:language="zxx" fo:country="none" fo:font-weight="normal"/>
    </style:style>
    <style:style style:name="T22" style:family="text">
      <style:text-properties style:font-name="Consolas" fo:font-size="10.5pt" fo:font-weight="normal"/>
    </style:style>
    <style:style style:name="T23" style:family="text">
      <style:text-properties fo:color="#d7ba7d" style:font-name="Consolas" fo:font-size="10.5pt" fo:font-weight="normal"/>
    </style:style>
    <style:style style:name="T24" style:family="text">
      <style:text-properties fo:color="#569cd6"/>
    </style:style>
    <style:style style:name="T25" style:family="text">
      <style:text-properties fo:color="#569cd6" style:font-name="Consolas" fo:font-size="10.5pt" fo:font-weight="normal"/>
    </style:style>
    <style:style style:name="T26" style:family="text">
      <style:text-properties fo:color="#4fc1ff"/>
    </style:style>
    <style:style style:name="T27" style:family="text">
      <style:text-properties fo:color="#4fc1ff" style:font-name="Consolas" fo:font-size="10.5pt" fo:font-weight="normal"/>
    </style:style>
    <style:style style:name="T28" style:family="text">
      <style:text-properties fo:color="#d4d4d4"/>
    </style:style>
    <style:style style:name="T29" style:family="text">
      <style:text-properties fo:color="#d4d4d4" style:font-name="Consolas" fo:font-size="10.5pt" fo:font-weight="normal"/>
    </style:style>
    <style:style style:name="T30" style:family="text">
      <style:text-properties fo:color="#6a9955"/>
    </style:style>
    <style:style style:name="T31" style:family="text">
      <style:text-properties fo:color="#6a9955" style:font-name="Consolas" fo:font-size="10.5pt" fo:font-weight="normal"/>
    </style:style>
    <style:style style:name="T32" style:family="text">
      <style:text-properties fo:color="#dcdcaa"/>
    </style:style>
    <style:style style:name="T33" style:family="text">
      <style:text-properties fo:color="#dcdcaa" style:font-name="Consolas" fo:font-size="10.5pt" fo:font-weight="normal"/>
    </style:style>
    <style:style style:name="T34" style:family="text">
      <style:text-properties fo:color="#b5cea8"/>
    </style:style>
    <style:style style:name="T35" style:family="text">
      <style:text-properties fo:color="#b5cea8" style:font-name="Consolas" fo:font-size="10.5pt" fo:font-weight="normal"/>
    </style:style>
    <style:style style:name="T36" style:family="text">
      <style:text-properties fo:color="#c586c0" style:font-name="Consolas" fo:font-size="10.5pt" fo:font-weight="normal"/>
    </style:style>
    <style:style style:name="T37" style:family="text">
      <style:text-properties fo:color="#000000" style:font-name="IBMPlexMono" fo:font-size="9pt" fo:background-color="#ffffff"/>
    </style:style>
    <style:style style:name="T38" style:family="text">
      <style:text-properties style:font-name="apple-system" fo:font-size="15pt" fo:font-style="normal" fo:font-weight="bold"/>
    </style:style>
    <style:style style:name="T39" style:family="text">
      <style:text-properties fo:color="#4ec9b0"/>
    </style:style>
    <style:style style:name="T40" style:family="text">
      <style:text-properties fo:color="#4ec9b0"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users/set_protocol?protocol_selector=http&amp;protocol_type=push" xlink:type="simple"/>
        <form:form form:name="unnamed1" form:apply-filter="true" form:method="post" form:control-implementation="ooo:com.sun.star.form.component.Form" office:target-frame="" xlink:href="https://github.com/users/set_protocol?protocol_selector=ssh&amp;protocol_type=push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4"/>
      <text:p text:style-name="P6">INSTITUTO</text:p>
      <text:p text:style-name="P6"><text:s/>DEUSTO FORMACIÓN</text:p>
      <text:p text:style-name="P3"/>
      <text:p text:style-name="P3">CURSO FULL STACK</text:p>
      <text:p text:style-name="P3">DEVELOPMENT</text:p>
      <text:p text:style-name="P2"/>
      <text:p text:style-name="P1"/>
      <text:h text:style-name="P17" text:outline-level="4"/>
      <text:p text:style-name="P1"/>
      <text:h text:style-name="P20" text:outline-level="4"><text:bookmark text:name="lblTitulo2"/><text:span text:style-name="T1">Prueba </text:span><text:span text:style-name="T16">7-BaseDeDatos</text:span><text:span text:style-name="T1">.</text:span><text:span text:style-name="T2"> </text:span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ALUMNO: <text:s text:c="5"/></text:span><text:s text:c="27"/></text:p>
      <text:p text:style-name="P4">Armando Yamir Blanco Castro.</text:p>
      <text:p text:style-name="P4">Matrícula: 9535801.</text:p>
      <text:p text:style-name="P4">DNI: 12840810W</text:p>
      <text:p text:style-name="P4">EMAIL: microcontrolador.net@gmail.com</text:p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5">02 de Julio de 2025, Tenerife, Granadilla de Abona.</text:p>
      <text:p text:style-name="P1"/>
      <text:p text:style-name="P2"/>
      <text:h text:style-name="P15" text:outline-level="4"><text:soft-page-break/></text:h>
      <text:h text:style-name="P16" text:outline-level="4">Metodología de resolución del examen:</text:h>
      <text:p text:style-name="P2">Para la resolución del exámen se procedió a copiar las preguntas del ejercicio y copiar inmediatamente las resolución, para facilitar la corrección. Para cada pregunta, se cambió el formato de letras grande a número 20, y se colocó el fondo en amarillo: </text:p>
      <text:p text:style-name="P12"><text:span text:style-name="T13">ejemplo</text:span>.</text:p>
      <text:p text:style-name="P2"/>
      <text:p text:style-name="P2">Los comandos que se solicitaron para los objetivos están enmarcados en fondo azul <text:span text:style-name="T15">si los hay</text:span></text:p>
      <text:p text:style-name="P2"/>
      <text:p text:style-name="P13">comando utilizados.</text:p>
      <text:p text:style-name="P2"/>
      <text:p text:style-name="P2">Las referencias a otros tutoriales estárán demarcados en verde letra tamaño 20, por ejemplo:</text:p>
      <text:p text:style-name="P2"/>
      <text:p text:style-name="P2"><text:a xlink:type="simple" xlink:href="https://www.youtube.com/watch?v=jK6l7o_C5Vs" text:style-name="Internet_20_link" text:visited-style-name="Visited_20_Internet_20_Link"><text:span text:style-name="T14">JavaScript - ASYNC / AWAIT - ¿Cómo usarlo?</text:span></text:a><text:span text:style-name="T14"> </text:span></text:p>
      <text:p text:style-name="P2"/>
      <text:p text:style-name="P2"><text:a xlink:type="simple" xlink:href="https://www.youtube.com/watch?v=e0A_F8dsQ1w" text:style-name="Internet_20_link" text:visited-style-name="Visited_20_Internet_20_Link"><text:span text:style-name="T14">JavaScript - FETCH - ¿Cómo utilizarlo?</text:span></text:a><text:span text:style-name="T14"> </text:span></text:p>
      <text:p text:style-name="P2"/>
      <text:p text:style-name="P2">Se colocarón las respectivas capturas de pantallas de TODOS LOS PROCESOS.</text:p>
      <text:p text:style-name="P2"/>
      <text:p text:style-name="P3">A continuación la solucion del exámen:</text:p>
      <text:p text:style-name="P29">nombre del archivo: Prueba07-BaseDeDatos-ejercicio01.odt</text:p>
      <text:p text:style-name="Standard"/>
      <text:p text:style-name="P7"><text:bookmark text:name="title11"/>Para comprender el desarrollo de operaciones CRUD entre API NodeJS y Express y bases de datos MongoDB, y afianzar los conceptos de asincronía en JavaScript, deberás llevar a cabo los siguientes pasos:</text:p>
      <text:section text:style-name="Sect1" text:name="Section3">
        <text:list xml:id="list4279101805165008797" text:style-name="L1">
          <text:list-item>
            <text:p text:style-name="P67">Desarrollo de un proyecto NodeJS con Express de API para una entidad de teléfonos móviles.</text:p>
          </text:list-item>
          <text:list-item>
            <text:p text:style-name="P67">Implementación de la sintaxis de servidor con Express.</text:p>
          </text:list-item>
          <text:list-item>
            <text:p text:style-name="P67">Gestión de peticiones "get", "put", "post" y "delete" con Express.</text:p>
          </text:list-item>
          <text:list-item>
            <text:p text:style-name="P67">Generación de base de datos y colección en MongoDB.</text:p>
          </text:list-item>
          <text:list-item>
            <text:p text:style-name="P67">Conexión de base de datos/API con Mongoose.</text:p>
          </text:list-item>
        </text:list>
        <text:p text:style-name="P7">Técnicamente, las líneas de código y ejecución del servidor deben usar:</text:p>
        <text:list xml:id="list4826161039273026327" text:style-name="L2">
          <text:list-item>
            <text:p text:style-name="P68">Generación de un proyecto NodeJS y Express, e implementación de dependencias.</text:p>
          </text:list-item>
          <text:list-item>
            <text:p text:style-name="P68">Empleo de la sintaxis Express para servidor API RESTFul.</text:p>
          </text:list-item>
          <text:list-item>
            <text:p text:style-name="P68">Un servidor de API levantado en la red local en un puerto.</text:p>
          </text:list-item>
          <text:list-item>
            <text:p text:style-name="P68">Implementación de métodos "get", "put", "post" y "delete" con Express.</text:p>
          </text:list-item>
          <text:list-item>
            <text:p text:style-name="P68">Un servidor MongoDB levantado en la red local en su puerto por defecto.</text:p>
          </text:list-item>
          <text:list-item>
            <text:p text:style-name="P68"><text:soft-page-break/>Conexión con Mongoose de la API y MongoDB.</text:p>
          </text:list-item>
          <text:list-item>
            <text:p text:style-name="P68">Generación de esquema y enlace de peticiones con Mongoose.</text:p>
          </text:list-item>
          <text:list-item>
            <text:p text:style-name="P68">Comprobación con test de peticiones con la herramienta Postman.</text:p>
          </text:list-item>
        </text:list>
        <text:p text:style-name="P7">Desarrolla los pasos que hay que seguir para definir todo el código de la siguiente manera:</text:p>
        <text:list xml:id="list6557424369200889298" text:style-name="L3">
          <text:list-item>
            <text:p text:style-name="P69">Crea un directorio vacío denominado evaluacion y ábrelo con Visual Studio Code.</text:p>
          </text:list-item>
        </text:list>
        <text:p text:style-name="P38"/>
        <text:p text:style-name="P39">Para ello vamos a utilizar el bash del sistema operativo.</text:p>
        <text:p text:style-name="P39"/>
        <text:p text:style-name="P39">Y en el directorio donde trabajaremos creamos el directorio evaluacion con el siguiente comando:</text:p>
        <text:p text:style-name="P39"/>
        <text:p text:style-name="P40">mkdir evaluacion</text:p>
        <text:p text:style-name="P39">y listamos:</text:p>
        <text:p text:style-name="P39"/>
        <text:p text:style-name="P40">ls -all</text:p>
        <text:p text:style-name="P39"/>
        <text:p text:style-name="P39">vemos el resultado:</text:p>
        <text:p text:style-name="P39"/>
        <text:p text:style-name="P39"><draw:frame draw:style-name="fr1" draw:name="graphics2" text:anchor-type="paragraph" svg:width="16.603cm" svg:height="7.65cm" draw:z-index="1"><draw:image xlink:href="Pictures/2000000700007D2A000039AD84A3F5BC.svm" xlink:type="simple" xlink:show="embed" xlink:actuate="onLoad"/></draw:frame></text:p>
        <text:p text:style-name="P40"/>
        <text:p text:style-name="P40"/>
        <text:p text:style-name="P40">cd evaluacion</text:p>
        <text:p text:style-name="P39"/>
        <text:p text:style-name="P39">luego para abrir visual code en la carpeta donde estamos en el bash tipeamos </text:p>
        <text:p text:style-name="P39"/>
        <text:p text:style-name="P40"><text:soft-page-break/>code .</text:p>
        <text:p text:style-name="P39"/>
        <text:p text:style-name="P39"/>
        <text:p text:style-name="P39"><draw:frame draw:style-name="fr1" draw:name="graphics10" text:anchor-type="paragraph" svg:width="16.603cm" svg:height="9.768cm" draw:z-index="8"><draw:image xlink:href="Pictures/200000070000693800003DEA94236335.svm" xlink:type="simple" xlink:show="embed" xlink:actuate="onLoad"/></draw:frame></text:p>
        <text:p text:style-name="P39"/>
        <text:p text:style-name="P39">A <text:span text:style-name="T15">continuación</text:span> vemos nuestro ide visual code.</text:p>
        <text:p text:style-name="P39"/>
        <text:p text:style-name="P39"/>
        <text:p text:style-name="P39"><draw:frame draw:style-name="fr1" draw:name="graphics9" text:anchor-type="paragraph" svg:width="14.711cm" svg:height="8.14cm" draw:z-index="9"><draw:image xlink:href="Pictures/200000070000397700006B6390645CBB.svm" xlink:type="simple" xlink:show="embed" xlink:actuate="onLoad"/></draw:frame></text:p>
        <text:p text:style-name="P39"/>
        <text:p text:style-name="P39"/>
        <text:p text:style-name="P39"><text:soft-page-break/></text:p>
        <text:p text:style-name="P39"/>
        <text:p text:style-name="P38"/>
        <text:p text:style-name="P38"/>
        <text:list xml:id="list33376480" text:continue-numbering="true" text:style-name="L3">
          <text:list-item>
            <text:p text:style-name="P70">Inicializa un proyecto NodeJS e instala las librerías nodemon, Express y Mongoose.</text:p>
          </text:list-item>
        </text:list>
        <text:p text:style-name="P38"/>
        <text:p text:style-name="P39">1) Instalación de mongoDB</text:p>
        <text:p text:style-name="P39"/>
        <text:p text:style-name="P39"><draw:frame draw:style-name="fr1" draw:name="graphics3" text:anchor-type="paragraph" svg:width="8.149cm" svg:height="6.429cm" draw:z-index="2"><draw:image xlink:href="Pictures/2000000700003432000029232EA01092.svm" xlink:type="simple" xlink:show="embed" xlink:actuate="onLoad"/></draw:frame></text:p>
        <text:p text:style-name="P39"/>
        <text:p text:style-name="P39"><draw:frame draw:style-name="fr1" draw:name="graphics4" text:anchor-type="paragraph" svg:width="8.253cm" svg:height="6.92cm" draw:z-index="3"><draw:image xlink:href="Pictures/20000007000032C000002797EE3297E4.svm" xlink:type="simple" xlink:show="embed" xlink:actuate="onLoad"/></draw:frame></text:p>
        <text:p text:style-name="P39"/>
        <text:p text:style-name="P39"/>
        <text:p text:style-name="P39"/>
        <text:p text:style-name="P39"/>
        <text:p text:style-name="P39"/>
        <text:p text:style-name="P39"><text:soft-page-break/></text:p>
        <text:p text:style-name="P39"/>
        <text:p text:style-name="P39"/>
        <text:p text:style-name="P39"/>
        <text:p text:style-name="P39"/>
        <text:p text:style-name="P39"><draw:frame draw:style-name="fr1" draw:name="graphics5" text:anchor-type="paragraph" svg:width="8.005cm" svg:height="6.86cm" draw:z-index="4"><draw:image xlink:href="Pictures/200000070000330F000027B133271256.svm" xlink:type="simple" xlink:show="embed" xlink:actuate="onLoad"/></draw:frame></text:p>
        <text:p text:style-name="P39"/>
        <text:p text:style-name="P39"><draw:frame draw:style-name="fr1" draw:name="graphics6" text:anchor-type="paragraph" svg:width="7.885cm" svg:height="5.985cm" draw:z-index="5"><draw:image xlink:href="Pictures/200000070000332A0000281B93520BED.svm" xlink:type="simple" xlink:show="embed" xlink:actuate="onLoad"/></draw:frame></text:p>
        <text:p text:style-name="P39"/>
        <text:p text:style-name="P39"><draw:frame draw:style-name="fr1" draw:name="graphics7" text:anchor-type="paragraph" svg:width="7.969cm" svg:height="5.689cm" draw:z-index="6"><draw:image xlink:href="Pictures/20000007000032F5000027CB306B8D89.svm" xlink:type="simple" xlink:show="embed" xlink:actuate="onLoad"/></draw:frame></text:p>
        <text:p text:style-name="P39"><text:soft-page-break/></text:p>
        <text:p text:style-name="P39"/>
        <text:p text:style-name="P39"/>
        <text:p text:style-name="P39"/>
        <text:p text:style-name="P39"/>
        <text:p text:style-name="P39"><draw:frame draw:style-name="fr1" draw:name="graphics8" text:anchor-type="paragraph" svg:width="7.128cm" svg:height="5.761cm" draw:z-index="7"><draw:image xlink:href="Pictures/20000007000032F500002762ED29E279.svm" xlink:type="simple" xlink:show="embed" xlink:actuate="onLoad"/></draw:frame></text:p>
        <text:p text:style-name="P39"/>
        <text:p text:style-name="P39">2) Otra forma más básica pero funcional.</text:p>
        <text:p text:style-name="P39"/>
        <text:p text:style-name="P39">Entrar en el url <text:a xlink:type="simple" xlink:href="https://www.mongodb.com/try/download/community" text:style-name="Internet_20_link" text:visited-style-name="Visited_20_Internet_20_Link">https://www.mongodb.com/try/download/community</text:a></text:p>
        <text:p text:style-name="P39"/>
        <text:p text:style-name="P39">descargar la version 7.0.21, windows x64 y paquete zip</text:p>
        <text:p text:style-name="P39"/>
        <text:p text:style-name="P39"><draw:frame draw:style-name="fr1" draw:name="graphics11" text:anchor-type="paragraph" svg:width="9.566cm" svg:height="5.6cm" draw:z-index="10"><draw:image xlink:href="Pictures/2000000700004F470000314EC0DE0512.svm" xlink:type="simple" xlink:show="embed" xlink:actuate="onLoad"/></draw:frame></text:p>
        <text:p text:style-name="P39"/>
        <text:p text:style-name="P39">extraer el archivo zip a una carpeta como la siguiente por ejemplo:</text:p>
        <text:p text:style-name="P39">C:\MongoDB\</text:p>
        <text:p text:style-name="P39"/>
        <text:p text:style-name="P39">en mi caso la coloco en C:\Users\PC\Desktop\Cursos-online\FullStack\modulo-7\mongodb</text:p>
        <text:p text:style-name="P39"/>
        <text:p text:style-name="P39"><text:soft-page-break/>en la carpeta de los archivos binarios \bin encontramos los programas mongo servidor y mongo cliente veamos:</text:p>
        <text:p text:style-name="P39"/>
        <text:p text:style-name="P39"/>
        <text:p text:style-name="P39"/>
        <text:p text:style-name="P39"/>
        <text:p text:style-name="P39"/>
        <text:p text:style-name="P39"/>
        <text:p text:style-name="P39"><draw:frame draw:style-name="fr1" draw:name="graphics12" text:anchor-type="paragraph" svg:width="10.606cm" svg:height="6.025cm" draw:z-index="11"><draw:image xlink:href="Pictures/2000000700004EA80000286A7489BB74.svm" xlink:type="simple" xlink:show="embed" xlink:actuate="onLoad"/></draw:frame></text:p>
        <text:p text:style-name="P39"/>
        <text:p text:style-name="P39">ahora dentro de mongodb podemos crear la carpeta donde estarán los archivos de la base de datos:</text:p>
        <text:p text:style-name="P39"/>
        <text:p text:style-name="P39">\data\db</text:p>
        <text:p text:style-name="P39"/>
        <text:p text:style-name="P39">ahora levantamos el servidor:</text:p>
        <text:p text:style-name="P39"/>
        <text:p text:style-name="P40">mongod.exe --dbpath=C:\Users\PC\Desktop\Cursos-online\FullStack\modulo-7\mongodb\data\db</text:p>
        <text:p text:style-name="P39"/>
        <text:p text:style-name="P39">en la consola nos aparecerá algo como esto:</text:p>
        <text:p text:style-name="P39"/>
        <text:p text:style-name="P39"><draw:frame draw:style-name="fr1" draw:name="graphics13" text:anchor-type="paragraph" svg:width="16.603cm" svg:height="9.56cm" draw:z-index="12"><draw:image xlink:href="Pictures/20000007000071CC00004188B4D31D07.svm" xlink:type="simple" xlink:show="embed" xlink:actuate="onLoad"/></draw:frame><text:soft-page-break/></text:p>
        <text:p text:style-name="P39"/>
        <text:p text:style-name="P39">esto significa que el servidor de base de datops mongo está trabajando.</text:p>
        <text:p text:style-name="P39">Vamos ahora a descargar el shell moderno de mongodb en la siguiente dirección:</text:p>
        <text:p text:style-name="P39"/>
        <text:p text:style-name="P39"><text:a xlink:type="simple" xlink:href="https://www.mongodb.com/try/download/shell" text:style-name="Internet_20_link" text:visited-style-name="Visited_20_Internet_20_Link">https://www.mongodb.com/try/download/shell</text:a></text:p>
        <text:p text:style-name="P39"/>
        <text:p text:style-name="P39"><draw:frame draw:style-name="fr1" draw:name="graphics14" text:anchor-type="paragraph" svg:width="9.596cm" svg:height="6.376cm" draw:z-index="13"><draw:image xlink:href="Pictures/2000000700004D850000349C95BF5AA3.svm" xlink:type="simple" xlink:show="embed" xlink:actuate="onLoad"/></draw:frame></text:p>
        <text:p text:style-name="P39"/>
        <text:p text:style-name="P39">y lo instalamos en la carpeta mongodb y la carpeta de los archivos binarios. Alli ya tendremos el programa cliente de mongodb shell</text:p>
        <text:p text:style-name="P39"/>
        <text:p text:style-name="P39"><draw:frame draw:style-name="fr1" draw:name="graphics15" text:anchor-type="paragraph" svg:width="11.262cm" svg:height="5.158cm" draw:z-index="14"><draw:image xlink:href="Pictures/2000000700004FCB00002026CA5FBBB9.svm" xlink:type="simple" xlink:show="embed" xlink:actuate="onLoad"/></draw:frame><text:soft-page-break/></text:p>
        <text:p text:style-name="P39"/>
        <text:p text:style-name="P39"/>
        <text:p text:style-name="P39">ahora podemos tipear en nuestro cmd shell de windows el siguiente comando:</text:p>
        <text:p text:style-name="P39"/>
        <text:p text:style-name="P39">mongosh </text:p>
        <text:p text:style-name="P39"/>
        <text:p text:style-name="P39">listo ya tenemos conexión con el servidor mongodb, a continuación la pantalla:</text:p>
        <text:p text:style-name="P39"/>
        <text:p text:style-name="P39"/>
        <text:p text:style-name="P39"/>
        <text:p text:style-name="P39"/>
        <text:p text:style-name="P39"><draw:frame draw:style-name="fr1" draw:name="graphics16" text:anchor-type="paragraph" svg:width="16.603cm" svg:height="10.328cm" draw:z-index="15"><draw:image xlink:href="Pictures/200000070000657E00005C4CC4BB5BE1.svm" xlink:type="simple" xlink:show="embed" xlink:actuate="onLoad"/></draw:frame></text:p>
        <text:p text:style-name="P38">podemos ahora ver las base de datos activas:</text:p>
        <text:p text:style-name="P38"/>
        <text:p text:style-name="P38"><text:soft-page-break/></text:p>
        <text:p text:style-name="P39">para ello copiamos el siguiente comando despues del simbolo test&gt;</text:p>
        <text:p text:style-name="P39"/>
        <text:p text:style-name="P39">test&gt; show dbs</text:p>
        <text:p text:style-name="P39"/>
        <text:p text:style-name="P39">y obtenemos el siguiente resultado:</text:p>
        <text:p text:style-name="P39"/>
        <text:p text:style-name="P39"><draw:frame draw:style-name="fr2" draw:name="graphics17" text:anchor-type="paragraph" svg:width="16.603cm" svg:height="9.058cm" draw:z-index="16"><draw:image xlink:href="Pictures/200000070000772B00004103FB25183F.svm" xlink:type="simple" xlink:show="embed" xlink:actuate="onLoad"/></draw:frame></text:p>
        <text:p text:style-name="P38"/>
        <text:p text:style-name="P41">seguimos con los siguientes pasos para prepara todo para usar las api junto con mongoDB que ya sabemos, repasemos:</text:p>
        <text:p text:style-name="P39"/>
        <text:p text:style-name="P39"/>
        <text:p text:style-name="P29">En el terminal de visual code colocamos la siguiente instrucción:</text:p>
        <text:p text:style-name="P29"/>
        <text:p text:style-name="P29"/>
        <text:p text:style-name="P30">npm init -y</text:p>
        <text:p text:style-name="P30"/>
        <text:p text:style-name="P30">npm install express --save</text:p>
        <text:p text:style-name="P30"/>
        <text:p text:style-name="P30">npm install nodemon -save-dev</text:p>
        <text:p text:style-name="P29"/>
        <text:p text:style-name="P48">aqui tenemos la pantalla </text:p>
        <text:p text:style-name="P48"/>
        <text:p text:style-name="P48"/>
        <text:p text:style-name="P48"><text:soft-page-break/></text:p>
        <text:p text:style-name="P48"/>
        <text:p text:style-name="P48"><draw:frame draw:style-name="fr1" draw:name="graphics18" text:anchor-type="paragraph" svg:width="15.505cm" svg:height="9.823cm" draw:z-index="17"><draw:image xlink:href="Pictures/2000000700003C9000006AF913C057DE.svm" xlink:type="simple" xlink:show="embed" xlink:actuate="onLoad"/></draw:frame></text:p>
        <text:p text:style-name="P48"/>
        <text:p text:style-name="P49"/>
        <text:p text:style-name="P49"/>
        <text:p text:style-name="P49"/>
        <text:list xml:id="list33386709" text:continue-numbering="true" text:style-name="L3">
          <text:list-item>
            <text:p text:style-name="P71"><text:span text:style-name="T4">Genera un </text:span><text:span text:style-name="Emphasis"><text:span text:style-name="T4">script</text:span></text:span><text:span text:style-name="T4"> para utilizar nodemon con el archivo principal app.js y un archivo .gitignore.</text:span></text:p>
          </text:list-item>
        </text:list>
        <text:p text:style-name="P38"/>
        <text:p text:style-name="P38"/>
        <text:p text:style-name="P38"/>
        <text:p text:style-name="P39"/>
        <text:p text:style-name="P48"/>
        <text:p text:style-name="P48"/>
        <text:p text:style-name="P48"/>
        <text:p text:style-name="P36">modificamos en script en el archivo package.json</text:p>
        <text:p text:style-name="P29"/>
        <text:p text:style-name="P28"> <text:span text:style-name="T18">"scripts"</text:span><text:span text:style-name="T22">: {</text:span></text:p>
        <text:p text:style-name="P27">    <text:span text:style-name="T18">"start"</text:span><text:span text:style-name="T22">: </text:span><text:span text:style-name="T20">"nodemon </text:span><text:span text:style-name="T21">app.js</text:span><text:span text:style-name="T20">"</text:span><text:span text:style-name="T22">, </text:span></text:p>
        <text:p text:style-name="P27">    <text:span text:style-name="T18">"test"</text:span><text:span text:style-name="T22">: </text:span><text:span text:style-name="T20">"echo </text:span><text:span text:style-name="T23">\"</text:span><text:span text:style-name="T20">Error: no test specified</text:span><text:span text:style-name="T23">\"</text:span><text:span text:style-name="T20"> &amp;&amp; exit 1"</text:span></text:p>
        <text:p text:style-name="P27">  <text:span text:style-name="T22">},</text:span></text:p>
        <text:p text:style-name="P29"/>
        <text:p text:style-name="P29">creamos el archivo .gitignore <text:s/>y colocamos esta instrucción:</text:p>
        <text:p text:style-name="P29"><text:soft-page-break/></text:p>
        <text:p text:style-name="P30">node_modules</text:p>
        <text:p text:style-name="P29"/>
        <text:p text:style-name="P29"/>
        <text:p text:style-name="P29"/>
        <text:p text:style-name="P29">copiamos el siguiente código en el archivo app.js para generar el primer programa por defecto para ver nuestro servidor trabajando:</text:p>
        <text:p text:style-name="P29"/>
        <text:p text:style-name="P26"><text:span text:style-name="T24">const</text:span> <text:span text:style-name="T32">express</text:span><text:span text:style-name="T28">=</text:span><text:span text:style-name="T32">require</text:span>(<text:span text:style-name="T19">'express'</text:span>);</text:p>
        <text:p text:style-name="P25"><text:span text:style-name="T24">const</text:span> <text:span text:style-name="T26">app</text:span><text:span text:style-name="T28">=</text:span><text:span text:style-name="T32">express</text:span>();</text:p>
        <text:p text:style-name="P25"><text:span text:style-name="T24">const</text:span> <text:span text:style-name="T26">port</text:span><text:span text:style-name="T28">=</text:span><text:span text:style-name="T34">3000</text:span>;</text:p>
        <text:p text:style-name="P33"/>
        <text:p text:style-name="P25"><text:span text:style-name="T26">app</text:span>.<text:span text:style-name="T32">listen</text:span>(<text:span text:style-name="T26">port</text:span>,()<text:span text:style-name="T24">=&gt;</text:span>{</text:p>
        <text:p text:style-name="P27">    <text:span text:style-name="T18">console</text:span><text:span text:style-name="T22">.</text:span><text:span text:style-name="T33">log</text:span><text:span text:style-name="T22">(</text:span><text:span text:style-name="T20">`Servidor escuchando en http://localhostX:</text:span><text:span text:style-name="T25">${</text:span><text:span text:style-name="T27">port</text:span><text:span text:style-name="T25">}</text:span><text:span text:style-name="T20">`</text:span><text:span text:style-name="T22">);</text:span></text:p>
        <text:p text:style-name="P25">});</text:p>
        <text:p text:style-name="P29"/>
        <text:p text:style-name="P29">corremos el servidor express con el comando en el bash</text:p>
        <text:p text:style-name="P29"/>
        <text:p text:style-name="P30">npm start</text:p>
        <text:p text:style-name="Standard"/>
        <text:p text:style-name="Standard">[nodemon] 3.1.9</text:p>
        <text:p text:style-name="Standard">[nodemon] to restart at any time, enter `rs`</text:p>
        <text:p text:style-name="Standard">[nodemon] watching path(s): *.*</text:p>
        <text:p text:style-name="Standard">[nodemon] watching extensions: js,mjs,cjs,json</text:p>
        <text:p text:style-name="Standard">[nodemon] starting `node app.js`</text:p>
        <text:p text:style-name="Standard">Servidor escuchando en http://localhost:3000</text:p>
        <text:p text:style-name="Standard"/>
        <text:p text:style-name="P29">abrimos el navegador y tipeamos </text:p>
        <text:p text:style-name="P29"/>
        <text:p text:style-name="P29"><text:a xlink:type="simple" xlink:href="http://localhost:3000/" text:style-name="Internet_20_link" text:visited-style-name="Visited_20_Internet_20_Link">http://localhost:3000</text:a></text:p>
        <text:p text:style-name="P29"/>
        <text:p text:style-name="Standard"><text:span text:style-name="T15">nos aparece </text:span><text:span text:style-name="T5">Cannot GET /</text:span></text:p>
        <text:p text:style-name="P29"/>
        <text:p text:style-name="P48">que está trabajando y esperando peticiones.</text:p>
        <text:p text:style-name="P49"/>
        <text:p text:style-name="P38"/>
        <text:list xml:id="list33382521" text:continue-numbering="true" text:style-name="L3">
          <text:list-item>
            <text:p text:style-name="P69">Crea un directorio llamado models en la raíz del proyecto con un archivo device.js que contenga el esquema Mongoose para la entidad.</text:p>
          </text:list-item>
        </text:list>
        <text:p text:style-name="P43"/>
        <text:p text:style-name="P44">Para conseguir este paso, vamos a crear el directorio llamado models de esta manera en el terminal bash de visual code:</text:p>
        <text:p text:style-name="P44"/>
        <text:p text:style-name="P8">tecleamos el siguiente comando:</text:p>
        <text:p text:style-name="P8"/>
        <text:p text:style-name="P9">mkdir models</text:p>
        <text:p text:style-name="P8"><text:soft-page-break/></text:p>
        <text:p text:style-name="P8">vemos algo así:</text:p>
        <text:p text:style-name="P8"><draw:frame draw:style-name="fr1" draw:name="graphics19" text:anchor-type="paragraph" svg:width="15.399cm" svg:height="9.728cm" draw:z-index="18"><draw:image xlink:href="Pictures/2000000700003C2600006AC4C8C7EB85.svm" xlink:type="simple" xlink:show="embed" xlink:actuate="onLoad"/></draw:frame></text:p>
        <text:p text:style-name="P8"/>
        <text:p text:style-name="P8">ahora creamos el archivo device.js dentro de visual code:</text:p>
        <text:p text:style-name="P8"><draw:frame draw:style-name="fr1" draw:name="graphics20" text:anchor-type="paragraph" svg:width="8.17cm" svg:height="7.925cm" draw:z-index="19"><draw:image xlink:href="Pictures/20000007000035A5000041A2C1125230.svm" xlink:type="simple" xlink:show="embed" xlink:actuate="onLoad"/></draw:frame></text:p>
        <text:p text:style-name="P8"/>
        <text:p text:style-name="P8">Para poder realizar el esquema mongoose vamos a instalar las librerías, para hacerlo, en el bash de visual code colocamos el siguiente comando en el node package manager:</text:p>
        <text:p text:style-name="P8"/>
        <text:p text:style-name="P9">npm install mongoose --save</text:p>
        <text:p text:style-name="P8"/>
        <text:p text:style-name="P8"><text:soft-page-break/></text:p>
        <text:p text:style-name="P8"/>
        <text:p text:style-name="P8"><draw:frame draw:style-name="fr2" draw:name="graphics21" text:anchor-type="paragraph" svg:width="17cm" svg:height="5.475cm" draw:z-index="20"><draw:image xlink:href="Pictures/2000000700005B7900001D7653749316.svm" xlink:type="simple" xlink:show="embed" xlink:actuate="onLoad"/></draw:frame></text:p>
        <text:p text:style-name="P8">con esto tenemos todo lo necesario instalado para realizar nuestra api de nodejs express conjuntamente con la base de datos mongodb.</text:p>
        <text:p text:style-name="P8"/>
        <text:p text:style-name="P8">Vamos hacer una prueba en el archivo app.js básico para asegurarnos que todo funciona bien:</text:p>
        <text:p text:style-name="P8">copiamos el siguiente código en visual code :</text:p>
        <text:p text:style-name="P8"/>
        <text:p text:style-name="P19"><text:span text:style-name="T24">const</text:span> <text:span text:style-name="T32">express</text:span><text:span text:style-name="T28">=</text:span><text:span text:style-name="T32">require</text:span>(<text:span text:style-name="T19">'express'</text:span>);</text:p>
        <text:p text:style-name="P25"><text:span text:style-name="T24">const</text:span> <text:span text:style-name="T26">app</text:span><text:span text:style-name="T28">=</text:span><text:span text:style-name="T32">express</text:span>();</text:p>
        <text:p text:style-name="P25"><text:span text:style-name="T24">const</text:span> <text:span text:style-name="T39">mongoose</text:span><text:span text:style-name="T28">=</text:span><text:span text:style-name="T32">require</text:span>(<text:span text:style-name="T19">'mongoose'</text:span>);</text:p>
        <text:p text:style-name="P33"/>
        <text:p text:style-name="P25"><text:span text:style-name="T24">const</text:span> <text:span text:style-name="T26">port</text:span><text:span text:style-name="T28">=</text:span><text:span text:style-name="T34">3000</text:span>;</text:p>
        <text:p text:style-name="P33"/>
        <text:p text:style-name="P25"><text:span text:style-name="T24">const</text:span> <text:span text:style-name="T26">mongoURI</text:span><text:span text:style-name="T28">=</text:span><text:span text:style-name="T19">'mongodb://localhost:27017/'</text:span>;</text:p>
        <text:p text:style-name="P34">//const mongoURI = 'mongodb://localhost:27017/Laliga';</text:p>
        <text:p text:style-name="P25"><text:span text:style-name="T24">const</text:span> <text:span text:style-name="T26">options</text:span><text:span text:style-name="T28">=</text:span>{</text:p>
        <text:p text:style-name="P27">    <text:span text:style-name="T18">useNewUrlParser:</text:span><text:span text:style-name="T25">true</text:span></text:p>
        <text:p text:style-name="P25">}</text:p>
        <text:p text:style-name="P33"/>
        <text:p text:style-name="P25"><text:span text:style-name="T39">mongoose</text:span>.<text:span text:style-name="T32">connect</text:span>(<text:span text:style-name="T26">mongoURI</text:span>,<text:span text:style-name="T26">options</text:span>)</text:p>
        <text:p text:style-name="P27">        <text:span text:style-name="T22">.</text:span><text:span text:style-name="T33">then</text:span><text:span text:style-name="T22">(()</text:span><text:span text:style-name="T25">=&gt;</text:span><text:span text:style-name="T18">console</text:span><text:span text:style-name="T22">.</text:span><text:span text:style-name="T33">log</text:span><text:span text:style-name="T22">(</text:span><text:span text:style-name="T20">'Conectado a la base de datos'</text:span><text:span text:style-name="T22">))</text:span></text:p>
        <text:p text:style-name="P27">        <text:span text:style-name="T22">.</text:span><text:span text:style-name="T33">catch</text:span><text:span text:style-name="T22">(</text:span><text:span text:style-name="T18">err</text:span><text:span text:style-name="T25">=&gt;</text:span><text:span text:style-name="T18">console</text:span><text:span text:style-name="T22">.</text:span><text:span text:style-name="T33">log</text:span><text:span text:style-name="T22">(</text:span><text:span text:style-name="T18">err</text:span><text:span text:style-name="T22">))</text:span></text:p>
        <text:p text:style-name="P33"/>
        <text:p text:style-name="P25"><text:span text:style-name="T26">app</text:span>.<text:span text:style-name="T32">listen</text:span>(<text:span text:style-name="T26">port</text:span>,()<text:span text:style-name="T24">=&gt;</text:span>{</text:p>
        <text:p text:style-name="P27">    <text:span text:style-name="T18">console</text:span><text:span text:style-name="T22">.</text:span><text:span text:style-name="T33">log</text:span><text:span text:style-name="T22">(</text:span><text:span text:style-name="T20">`Servidor escuchando en http://localhost:</text:span><text:span text:style-name="T25">${</text:span><text:span text:style-name="T27">port</text:span><text:span text:style-name="T25">}</text:span><text:span text:style-name="T20">`</text:span><text:span text:style-name="T22">);</text:span></text:p>
        <text:p text:style-name="P25">});</text:p>
        <text:p text:style-name="P8"/>
        <text:p text:style-name="P8">y levantamos todos los servidores, tanto el node express como mongodb para eso vamos a tipear los siguientes comandos:</text:p>
        <text:p text:style-name="P8">en el bash de visual code colocamos</text:p>
        <text:p text:style-name="P9">npm start</text:p>
        <text:p text:style-name="P8">abrimos una consola cmd tipo ADMINISTRADOR y nos ubicamos en los archivos binarios de mongodb en nuestro caso en este directorio:</text:p>
        <text:p text:style-name="P8"><text:soft-page-break/></text:p>
        <text:p text:style-name="P8">cd C:\Users\PC\Desktop\Cursos-online\FullStack\modulo-7\mongodb\bin</text:p>
        <text:p text:style-name="P8">mongod.exe --dbpath=C:\Users\PC\Desktop\Cursos-online\FullStack\modulo-7\mongodb\data\db</text:p>
        <text:p text:style-name="P8">veremos algo así:</text:p>
        <text:p text:style-name="P8"/>
        <text:p text:style-name="P8"><draw:frame draw:style-name="fr3" draw:name="graphics22" text:anchor-type="paragraph" svg:width="17cm" svg:height="9.853cm" draw:z-index="21"><draw:image xlink:href="Pictures/2000000700007197000041D7AEA54611.svm" xlink:type="simple" xlink:show="embed" xlink:actuate="onLoad"/></draw:frame></text:p>
        <text:p text:style-name="P8">ahora podemos ya accesar a nuestra base de datos, para eso abrimos otro terminal cmd y vamos al directorio archivos binarios:</text:p>
        <text:p text:style-name="P8"/>
        <text:p text:style-name="P9">cd C:\Users\PC\Desktop\Cursos-online\FullStack\modulo-7\mongodb\bin</text:p>
        <text:p text:style-name="P8"/>
        <text:p text:style-name="P8">y corremos el programa pero modo CLIENTE</text:p>
        <text:p text:style-name="P9">mongosh</text:p>
        <text:p text:style-name="P8">nos queda asi:</text:p>
        <text:p text:style-name="P8"><draw:frame draw:style-name="fr3" draw:name="graphics23" text:anchor-type="paragraph" svg:width="17cm" svg:height="9.745cm" draw:z-index="22"><draw:image xlink:href="Pictures/20000007000071970000411E78D0AE85.svm" xlink:type="simple" xlink:show="embed" xlink:actuate="onLoad"/></draw:frame><text:soft-page-break/></text:p>
        <text:p text:style-name="P8">finalmente podemos accesar a nuestras bases de datos con la apps de mongoDB compass usando el icono en el escritorio </text:p>
        <text:p text:style-name="P8"/>
        <text:p text:style-name="P8"><draw:frame draw:style-name="fr2" draw:name="graphics24" text:anchor-type="paragraph" svg:width="2.619cm" svg:height="3.307cm" draw:z-index="23"><draw:image xlink:href="Pictures/2000000700000A3C00000CEC4A5B2E8E.svm" xlink:type="simple" xlink:show="embed" xlink:actuate="onLoad"/></draw:frame></text:p>
        <text:p text:style-name="P8">y veremos esto:</text:p>
        <text:p text:style-name="P8"><draw:frame draw:style-name="fr1" draw:name="graphics25" text:anchor-type="paragraph" svg:width="17cm" svg:height="8.132cm" draw:z-index="24"><draw:image xlink:href="Pictures/2000000700006DF7000055E4091B431E.svm" xlink:type="simple" xlink:show="embed" xlink:actuate="onLoad"/></draw:frame></text:p>
        <text:p text:style-name="P8"><text:soft-page-break/>allí tenemos nuestras bases de datos, incluido la que creamos LaLiga. Por consiguiente ya tenemos todo preparado para continuar.</text:p>
        <text:p text:style-name="P8"/>
        <text:p text:style-name="P10"/>
        <text:p text:style-name="P43"/>
        <text:list xml:id="list33380939" text:continue-numbering="true" text:style-name="L3">
          <text:list-item>
            <text:p text:style-name="P69">Crea un directorio llamado routes en la raíz del proyecto con un archivo devices.js que contenga los métodos para peticiones "get", "put", "post" y "delete" con Express enlazados con el esquema de Mongoose usando el campo "_id" para los métodos "put" y "delete".</text:p>
          </text:list-item>
        </text:list>
        <text:p text:style-name="P38"/>
        <text:p text:style-name="P38">Vamos a crear el directorio routers si no existe, veamos:</text:p>
        <text:p text:style-name="P38"/>
        <text:p text:style-name="P38"><draw:frame draw:style-name="fr2" draw:name="graphics26" text:anchor-type="paragraph" svg:width="16.603cm" svg:height="7.084cm" draw:z-index="25"><draw:image xlink:href="Pictures/20000007000067AB00002C3DDBF1D24B.svm" xlink:type="simple" xlink:show="embed" xlink:actuate="onLoad"/></draw:frame></text:p>
        <text:p text:style-name="P38">ahora en visual code creamos el archivo devices.js y creamos los métodos solicitados, lo mostramos en el siguiente código:</text:p>
        <text:p text:style-name="P38"/>
        <text:p text:style-name="P45">archivo en routers/devices.js</text:p>
        <text:p text:style-name="P38"/>
        <text:p text:style-name="P18"><text:span text:style-name="T24">const</text:span> <text:span text:style-name="T32">express</text:span> <text:span text:style-name="T28">=</text:span> <text:span text:style-name="T32">require</text:span>(<text:span text:style-name="T19">'express'</text:span>);</text:p>
        <text:p text:style-name="P25"><text:span text:style-name="T24">const</text:span> <text:span text:style-name="T26">router</text:span> <text:span text:style-name="T28">=</text:span> <text:span text:style-name="T32">express</text:span>.<text:span text:style-name="T32">Router</text:span>();</text:p>
        <text:p text:style-name="P25"><text:span text:style-name="T24">const</text:span> <text:span text:style-name="T26">Device</text:span> <text:span text:style-name="T28">=</text:span> <text:span text:style-name="T32">require</text:span>(<text:span text:style-name="T19">'../models/device'</text:span>); <text:span text:style-name="T30">// Aqui importamos el esquema de los campos a trabajar</text:span></text:p>
        <text:p text:style-name="P25"/>
        <text:p text:style-name="P33"/>
        <text:p text:style-name="P34">// GET: obtener todos los dispositivos</text:p>
        <text:p text:style-name="P25"><text:soft-page-break/><text:span text:style-name="T26">router</text:span>.<text:span text:style-name="T32">get</text:span>(<text:span text:style-name="T19">'/'</text:span>, <text:span text:style-name="T24">async</text:span> (<text:span text:style-name="T17">req</text:span>, <text:span text:style-name="T17">res</text:span>) <text:span text:style-name="T24">=&gt;</text:span> {</text:p>
        <text:p text:style-name="P27">  <text:span text:style-name="T36">try</text:span><text:span text:style-name="T22"> {</text:span></text:p>
        <text:p text:style-name="P27">    <text:span text:style-name="T25">const</text:span><text:span text:style-name="T22"> </text:span><text:span text:style-name="T27">devices</text:span><text:span text:style-name="T22"> </text:span><text:span text:style-name="T29">=</text:span><text:span text:style-name="T22"> </text:span><text:span text:style-name="T36">await</text:span><text:span text:style-name="T22"> </text:span><text:span text:style-name="T18">Device</text:span><text:span text:style-name="T22">.</text:span><text:span text:style-name="T33">find</text:span><text:span text:style-name="T22">();</text:span></text:p>
        <text:p text:style-name="P27">    <text:span text:style-name="T18">res</text:span><text:span text:style-name="T22">.</text:span><text:span text:style-name="T33">json</text:span><text:span text:style-name="T22">(</text:span><text:span text:style-name="T27">devices</text:span><text:span text:style-name="T22">);</text:span></text:p>
        <text:p text:style-name="P27">  <text:span text:style-name="T22">} </text:span><text:span text:style-name="T36">catch</text:span><text:span text:style-name="T22"> (</text:span><text:span text:style-name="T18">err</text:span><text:span text:style-name="T22">) {</text:span></text:p>
        <text:p text:style-name="P27">    <text:span text:style-name="T18">res</text:span><text:span text:style-name="T22">.</text:span><text:span text:style-name="T33">status</text:span><text:span text:style-name="T22">(</text:span><text:span text:style-name="T35">500</text:span><text:span text:style-name="T22">).</text:span><text:span text:style-name="T33">json</text:span><text:span text:style-name="T22">({ </text:span><text:span text:style-name="T18">message:</text:span><text:span text:style-name="T22"> </text:span><text:span text:style-name="T20">'Error al obtener dispositivos'</text:span><text:span text:style-name="T22">, </text:span><text:span text:style-name="T18">error:</text:span><text:span text:style-name="T22"> </text:span><text:span text:style-name="T18">err</text:span><text:span text:style-name="T22">.</text:span><text:span text:style-name="T18">message</text:span><text:span text:style-name="T22"> });</text:span></text:p>
        <text:p text:style-name="P27">  <text:span text:style-name="T22">}</text:span></text:p>
        <text:p text:style-name="P25">});</text:p>
        <text:p text:style-name="P33"/>
        <text:p text:style-name="P34">//POST: crear nuevo dispositivo</text:p>
        <text:p text:style-name="P25"><text:span text:style-name="T26">router</text:span>.<text:span text:style-name="T32">post</text:span>(<text:span text:style-name="T19">'/'</text:span>,<text:span text:style-name="T24">async</text:span>(<text:span text:style-name="T17">req</text:span>,<text:span text:style-name="T17">res</text:span>)<text:span text:style-name="T24">=&gt;</text:span>{</text:p>
        <text:p text:style-name="P27">    <text:span text:style-name="T36">try</text:span><text:span text:style-name="T22"> {</text:span></text:p>
        <text:p text:style-name="P27">        <text:span text:style-name="T25">const</text:span><text:span text:style-name="T22"> </text:span><text:span text:style-name="T27">newDevice</text:span><text:span text:style-name="T29">=</text:span><text:span text:style-name="T25">new</text:span><text:span text:style-name="T22"> </text:span><text:span text:style-name="T33">Device</text:span><text:span text:style-name="T22">(</text:span><text:span text:style-name="T18">req</text:span><text:span text:style-name="T22">.</text:span><text:span text:style-name="T18">body</text:span><text:span text:style-name="T22">);</text:span></text:p>
        <text:p text:style-name="P27">        <text:span text:style-name="T25">const</text:span><text:span text:style-name="T22"> </text:span><text:span text:style-name="T27">savedDevice</text:span><text:span text:style-name="T29">=</text:span><text:span text:style-name="T36">await</text:span><text:span text:style-name="T22"> </text:span><text:span text:style-name="T27">newDevice</text:span><text:span text:style-name="T22">.</text:span><text:span text:style-name="T33">save</text:span><text:span text:style-name="T22">();</text:span></text:p>
        <text:p text:style-name="P27">        <text:span text:style-name="T18">res</text:span><text:span text:style-name="T22">.</text:span><text:span text:style-name="T33">status</text:span><text:span text:style-name="T22">(</text:span><text:span text:style-name="T35">201</text:span><text:span text:style-name="T22">).</text:span><text:span text:style-name="T33">json</text:span><text:span text:style-name="T22">(</text:span><text:span text:style-name="T27">savedDevice</text:span><text:span text:style-name="T22">);</text:span></text:p>
        <text:p text:style-name="P27">    <text:span text:style-name="T22">}</text:span><text:span text:style-name="T36">catch</text:span><text:span text:style-name="T22">(</text:span><text:span text:style-name="T18">err</text:span><text:span text:style-name="T22">){</text:span></text:p>
        <text:p text:style-name="P27">        <text:span text:style-name="T18">res</text:span><text:span text:style-name="T22">.</text:span><text:span text:style-name="T33">status</text:span><text:span text:style-name="T22">(</text:span><text:span text:style-name="T35">400</text:span><text:span text:style-name="T22">).</text:span><text:span text:style-name="T33">json</text:span><text:span text:style-name="T22">({</text:span><text:span text:style-name="T18">message:</text:span><text:span text:style-name="T20">'Error al crear dispositivo'</text:span><text:span text:style-name="T22">,</text:span><text:span text:style-name="T18">error:err</text:span><text:span text:style-name="T22">.</text:span><text:span text:style-name="T18">message</text:span><text:span text:style-name="T22">});</text:span></text:p>
        <text:p text:style-name="P27">    <text:span text:style-name="T22">}</text:span></text:p>
        <text:p text:style-name="P25">});</text:p>
        <text:p text:style-name="P33"/>
        <text:p text:style-name="P34">//PUT: actualizar el dispositivo por _id</text:p>
        <text:p text:style-name="P25"><text:span text:style-name="T26">router</text:span>.<text:span text:style-name="T32">put</text:span>(<text:span text:style-name="T19">'/:id'</text:span>,<text:span text:style-name="T24">async</text:span>(<text:span text:style-name="T17">req</text:span>,<text:span text:style-name="T17">res</text:span>)<text:span text:style-name="T24">=&gt;</text:span>{</text:p>
        <text:p text:style-name="P27">    <text:span text:style-name="T36">try</text:span><text:span text:style-name="T22">{</text:span></text:p>
        <text:p text:style-name="P27">        <text:span text:style-name="T25">const</text:span><text:span text:style-name="T22"> </text:span><text:span text:style-name="T27">updated</text:span><text:span text:style-name="T29">=</text:span><text:span text:style-name="T36">await</text:span><text:span text:style-name="T22"> </text:span><text:span text:style-name="T18">Device</text:span><text:span text:style-name="T22">.</text:span><text:span text:style-name="T33">findByIdAndUpdate</text:span><text:span text:style-name="T22">(</text:span><text:span text:style-name="T18">req</text:span><text:span text:style-name="T22">.</text:span><text:span text:style-name="T18">params</text:span><text:span text:style-name="T22">.</text:span><text:span text:style-name="T18">id</text:span><text:span text:style-name="T22">,</text:span><text:span text:style-name="T18">req</text:span><text:span text:style-name="T22">.</text:span><text:span text:style-name="T18">body</text:span><text:span text:style-name="T22">,{</text:span><text:span text:style-name="T18">new:</text:span><text:span text:style-name="T25">true</text:span><text:span text:style-name="T22">});</text:span></text:p>
        <text:p text:style-name="P27">        <text:span text:style-name="T36">if</text:span><text:span text:style-name="T22">(</text:span><text:span text:style-name="T29">!</text:span><text:span text:style-name="T27">updated</text:span><text:span text:style-name="T22">) </text:span><text:span text:style-name="T36">return</text:span><text:span text:style-name="T22"> </text:span><text:span text:style-name="T18">res</text:span><text:span text:style-name="T22">.</text:span><text:span text:style-name="T33">status</text:span><text:span text:style-name="T22">(</text:span><text:span text:style-name="T35">404</text:span><text:span text:style-name="T22">).</text:span><text:span text:style-name="T33">json</text:span><text:span text:style-name="T22">({</text:span><text:span text:style-name="T18">message:</text:span><text:span text:style-name="T22"> </text:span><text:span text:style-name="T20">'Dispositivo no encontrado'</text:span><text:span text:style-name="T22">});</text:span></text:p>
        <text:p text:style-name="P27">        <text:span text:style-name="T18">res</text:span><text:span text:style-name="T22">.</text:span><text:span text:style-name="T33">json</text:span><text:span text:style-name="T22">(</text:span><text:span text:style-name="T27">updated</text:span><text:span text:style-name="T22">);</text:span></text:p>
        <text:p text:style-name="P27">    <text:span text:style-name="T22">}</text:span><text:span text:style-name="T36">catch</text:span><text:span text:style-name="T22">(</text:span><text:span text:style-name="T18">err</text:span><text:span text:style-name="T22">){</text:span></text:p>
        <text:p text:style-name="P27">        <text:span text:style-name="T18">res</text:span><text:span text:style-name="T22">.</text:span><text:span text:style-name="T33">status</text:span><text:span text:style-name="T22">(</text:span><text:span text:style-name="T35">400</text:span><text:span text:style-name="T22">).</text:span><text:span text:style-name="T33">json</text:span><text:span text:style-name="T22">({</text:span><text:span text:style-name="T18">message:</text:span><text:span text:style-name="T20">'Error al actualizar'</text:span><text:span text:style-name="T22">,</text:span><text:span text:style-name="T18">error:</text:span><text:span text:style-name="T22"> </text:span><text:span text:style-name="T18">err</text:span><text:span text:style-name="T22">.</text:span><text:span text:style-name="T18">message</text:span><text:span text:style-name="T22">});</text:span></text:p>
        <text:p text:style-name="P33"/>
        <text:p text:style-name="P27">    <text:span text:style-name="T22">}</text:span></text:p>
        <text:p text:style-name="P25">});</text:p>
        <text:p text:style-name="P33"/>
        <text:p text:style-name="P34">//DELETE: Eliminar por _id</text:p>
        <text:p text:style-name="P25"><text:span text:style-name="T26">router</text:span>.<text:span text:style-name="T32">delete</text:span>(<text:span text:style-name="T19">'/:id'</text:span>,<text:span text:style-name="T24">async</text:span>(<text:span text:style-name="T17">req</text:span>,<text:span text:style-name="T17">res</text:span>)<text:span text:style-name="T24">=&gt;</text:span>{</text:p>
        <text:p text:style-name="P27">    <text:span text:style-name="T36">try</text:span><text:span text:style-name="T22">{</text:span></text:p>
        <text:p text:style-name="P27">        <text:span text:style-name="T25">const</text:span><text:span text:style-name="T22"> </text:span><text:span text:style-name="T27">deleted</text:span><text:span text:style-name="T29">=</text:span><text:span text:style-name="T36">await</text:span><text:span text:style-name="T22"> </text:span><text:span text:style-name="T18">Device</text:span><text:span text:style-name="T22">.</text:span><text:span text:style-name="T33">findByIdAndDelete</text:span><text:span text:style-name="T22">(</text:span><text:span text:style-name="T18">req</text:span><text:span text:style-name="T22">.</text:span><text:span text:style-name="T18">params</text:span><text:span text:style-name="T22">.</text:span><text:span text:style-name="T18">id</text:span><text:span text:style-name="T22">);</text:span></text:p>
        <text:p text:style-name="P27">        <text:span text:style-name="T36">if</text:span><text:span text:style-name="T22">(</text:span><text:span text:style-name="T29">!</text:span><text:span text:style-name="T27">deleted</text:span><text:span text:style-name="T22">) </text:span><text:span text:style-name="T36">return</text:span><text:span text:style-name="T22"> </text:span><text:span text:style-name="T18">res</text:span><text:span text:style-name="T22">.</text:span><text:span text:style-name="T33">status</text:span><text:span text:style-name="T22">(</text:span><text:span text:style-name="T35">404</text:span><text:span text:style-name="T22">).</text:span><text:span text:style-name="T33">json</text:span><text:span text:style-name="T22">({</text:span><text:span text:style-name="T18">message:</text:span><text:span text:style-name="T20">'Dispositivo no encontrado'</text:span><text:span text:style-name="T22">});</text:span></text:p>
        <text:p text:style-name="P27">        <text:span text:style-name="T18">res</text:span><text:span text:style-name="T22">.</text:span><text:span text:style-name="T33">sendStatus</text:span><text:span text:style-name="T22">(</text:span><text:span text:style-name="T35">204</text:span><text:span text:style-name="T22">); </text:span><text:span text:style-name="T31">// Sin contenido</text:span></text:p>
        <text:p text:style-name="P27">    <text:span text:style-name="T22">}</text:span><text:span text:style-name="T36">catch</text:span><text:span text:style-name="T22">(</text:span><text:span text:style-name="T18">err</text:span><text:span text:style-name="T22">){</text:span></text:p>
        <text:p text:style-name="P27">        <text:span text:style-name="T18">res</text:span><text:span text:style-name="T22">.</text:span><text:span text:style-name="T33">status</text:span><text:span text:style-name="T22">(</text:span><text:span text:style-name="T35">400</text:span><text:span text:style-name="T22">).</text:span><text:span text:style-name="T33">json</text:span><text:span text:style-name="T22">({ </text:span><text:span text:style-name="T18">message:</text:span><text:span text:style-name="T22"> </text:span><text:span text:style-name="T20">'Error al eliminar'</text:span><text:span text:style-name="T22">, </text:span><text:span text:style-name="T18">error:</text:span><text:span text:style-name="T22"> </text:span><text:span text:style-name="T18">err</text:span><text:span text:style-name="T22">.</text:span><text:span text:style-name="T18">message</text:span><text:span text:style-name="T22"> });</text:span></text:p>
        <text:p text:style-name="P27">    <text:span text:style-name="T22">}</text:span></text:p>
        <text:p text:style-name="P25">});</text:p>
        <text:p text:style-name="P37"/>
        <text:p text:style-name="P25"><text:span text:style-name="T26">module</text:span>.<text:span text:style-name="T26">exports</text:span> <text:span text:style-name="T28">=</text:span> <text:span text:style-name="T26">router</text:span>;</text:p>
        <text:p text:style-name="P38"/>
        <text:p text:style-name="P38"><text:soft-page-break/></text:p>
        <text:p text:style-name="P38">y el archivo esquema y su código desarrollado.</text:p>
        <text:p text:style-name="P45">archivo en models/device.js</text:p>
        <text:p text:style-name="P47"><text:span text:style-name="T24">const</text:span> <text:span text:style-name="T39">mongoose</text:span> <text:span text:style-name="T28">=</text:span> <text:span text:style-name="T32">require</text:span>(<text:span text:style-name="T19">'mongoose'</text:span>);</text:p>
        <text:p text:style-name="P33"/>
        <text:p text:style-name="P25"><text:span text:style-name="T24">const</text:span> <text:span text:style-name="T26">deviceSchema</text:span> <text:span text:style-name="T28">=</text:span> <text:span text:style-name="T24">new</text:span> <text:span text:style-name="T39">mongoose</text:span>.<text:span text:style-name="T39">Schema</text:span>({</text:p>
        <text:p text:style-name="P27">  <text:span text:style-name="T40">name</text:span><text:span text:style-name="T18">:</text:span><text:span text:style-name="T22"> </text:span><text:span text:style-name="T40">String</text:span><text:span text:style-name="T22">,</text:span></text:p>
        <text:p text:style-name="P27">  <text:span text:style-name="T40">brand</text:span><text:span text:style-name="T18">:</text:span><text:span text:style-name="T22"> </text:span><text:span text:style-name="T40">String</text:span><text:span text:style-name="T22">,</text:span></text:p>
        <text:p text:style-name="P27">  <text:span text:style-name="T40">type</text:span><text:span text:style-name="T18">:</text:span><text:span text:style-name="T22"> </text:span><text:span text:style-name="T40">String</text:span><text:span text:style-name="T22">,</text:span></text:p>
        <text:p text:style-name="P27">  <text:span text:style-name="T40">price</text:span><text:span text:style-name="T18">:</text:span><text:span text:style-name="T22"> </text:span><text:span text:style-name="T40">Number</text:span></text:p>
        <text:p text:style-name="P25">}, {</text:p>
        <text:p text:style-name="P27">  <text:span text:style-name="T18">versionKey:</text:span><text:span text:style-name="T22"> </text:span><text:span text:style-name="T25">false</text:span><text:span text:style-name="T22">,</text:span></text:p>
        <text:p text:style-name="P27">  <text:span text:style-name="T18">collection:</text:span><text:span text:style-name="T22"> </text:span><text:span text:style-name="T20">'devices'</text:span></text:p>
        <text:p text:style-name="P25">});</text:p>
        <text:p text:style-name="P33"/>
        <text:p text:style-name="P25"><text:span text:style-name="T39">module</text:span>.<text:span text:style-name="T39">exports</text:span> <text:span text:style-name="T28">=</text:span> <text:span text:style-name="T39">mongoose</text:span>.<text:span text:style-name="T32">model</text:span>(<text:span text:style-name="T19">'Device'</text:span>, <text:span text:style-name="T26">deviceSchema</text:span>);</text:p>
        <text:p text:style-name="P25"/>
        <text:p text:style-name="P38">la pantalla de visual code se verá algo como lo siguiente con todos los archivos de la solución del examen:</text:p>
        <text:p text:style-name="P38"/>
        <text:p text:style-name="P38"><draw:frame draw:style-name="fr1" draw:name="graphics27" text:anchor-type="paragraph" svg:width="16.963cm" svg:height="8.306cm" draw:z-index="26"><draw:image xlink:href="Pictures/2000000700003A4A00006F1C026C12F3.svm" xlink:type="simple" xlink:show="embed" xlink:actuate="onLoad"/></draw:frame></text:p>
        <text:p text:style-name="P38"/>
        <text:list xml:id="list33381376" text:continue-numbering="true" text:style-name="L3">
          <text:list-item>
            <text:p text:style-name="P69">En la raíz del proyecto, crea el archivo principal app.js con la sintaxis de servidor de Express.</text:p>
          </text:list-item>
        </text:list>
        <text:p text:style-name="P42"/>
        <text:p text:style-name="P42"/>
        <text:p text:style-name="P42"><text:soft-page-break/></text:p>
        <text:p text:style-name="P38">En la ventana de visual code creamos el archivo app.js tal como lo vemos en la captura de pantalla, veamos:</text:p>
        <text:p text:style-name="P38"/>
        <text:p text:style-name="P38"/>
        <text:p text:style-name="P38"/>
        <text:p text:style-name="P38"><draw:frame draw:style-name="fr1" draw:name="graphics45" text:anchor-type="paragraph" svg:width="16.603cm" svg:height="10.372cm" draw:z-index="27"><draw:image xlink:href="Pictures/2000000700007ED100006AF9D61488E2.svm" xlink:type="simple" xlink:show="embed" xlink:actuate="onLoad"/></draw:frame></text:p>
        <text:p text:style-name="P38">y desarrollamos el código básico para la conección con node express: </text:p>
        <text:p text:style-name="P38"/>
        <text:p text:style-name="P18"><text:span text:style-name="T24">const</text:span> <text:span text:style-name="T32">express</text:span><text:span text:style-name="T28">=</text:span><text:span text:style-name="T32">require</text:span>(<text:span text:style-name="T19">'express'</text:span>);</text:p>
        <text:p text:style-name="P25"><text:span text:style-name="T24">const</text:span> <text:span text:style-name="T26">app</text:span><text:span text:style-name="T28">=</text:span><text:span text:style-name="T32">express</text:span>();</text:p>
        <text:p text:style-name="P25"><text:span text:style-name="T24">const</text:span> <text:span text:style-name="T39">mongoose</text:span><text:span text:style-name="T28">=</text:span><text:span text:style-name="T32">require</text:span>(<text:span text:style-name="T19">'mongoose'</text:span>);</text:p>
        <text:p text:style-name="P25"><text:span text:style-name="T24">const</text:span> <text:span text:style-name="T26">deviceRouters</text:span><text:span text:style-name="T28">=</text:span><text:span text:style-name="T32">require</text:span>(<text:span text:style-name="T19">'./routers/devices'</text:span>);</text:p>
        <text:p text:style-name="P33"/>
        <text:p text:style-name="P25"><text:span text:style-name="T24">const</text:span> <text:span text:style-name="T26">port</text:span><text:span text:style-name="T28">=</text:span><text:span text:style-name="T34">3000</text:span>;</text:p>
        <text:p text:style-name="P33"/>
        <text:p text:style-name="P25"><text:span text:style-name="T24">const</text:span> <text:span text:style-name="T26">mongoURI</text:span><text:span text:style-name="T28">=</text:span><text:span text:style-name="T19">'mongodb://localhost:27017/stock02'</text:span>;</text:p>
        <text:p text:style-name="P33"/>
        <text:p text:style-name="P25"><text:span text:style-name="T24">//const</text:span> <text:span text:style-name="T26">mongoURI</text:span><text:span text:style-name="T28">=</text:span><text:span text:style-name="T19">'mongodb://localhost:27017/LaLiga'</text:span>; //desactivado</text:p>
        <text:p text:style-name="P33"/>
        <text:p text:style-name="P34">//const mongoURI = 'mongodb://localhost:27017/Laliga'; // ejemplo de la guia</text:p>
        <text:p text:style-name="P25"><text:span text:style-name="T24">const</text:span> <text:span text:style-name="T26">options</text:span><text:span text:style-name="T28">=</text:span>{</text:p>
        <text:p text:style-name="P27">    <text:span text:style-name="T18">useNewUrlParser:</text:span><text:span text:style-name="T25">true</text:span></text:p>
        <text:p text:style-name="P25">}</text:p>
        <text:p text:style-name="P33"/>
        <text:p text:style-name="P34">// Instancia que conecta la base de datos mongodb respuesta del examen 07</text:p>
        <text:p text:style-name="P25"><text:soft-page-break/><text:span text:style-name="T39">mongoose</text:span>.<text:span text:style-name="T32">connect</text:span>(<text:span text:style-name="T26">mongoURI</text:span>,<text:span text:style-name="T26">options</text:span>)</text:p>
        <text:p text:style-name="P27">        <text:span text:style-name="T22">.</text:span><text:span text:style-name="T33">then</text:span><text:span text:style-name="T22">(()</text:span><text:span text:style-name="T25">=&gt;</text:span><text:span text:style-name="T18">console</text:span><text:span text:style-name="T22">.</text:span><text:span text:style-name="T33">log</text:span><text:span text:style-name="T22">(</text:span><text:span text:style-name="T20">'Conectado a la base de datos'</text:span><text:span text:style-name="T22">))</text:span></text:p>
        <text:p text:style-name="P27">        <text:span text:style-name="T22">.</text:span><text:span text:style-name="T33">catch</text:span><text:span text:style-name="T22">(</text:span><text:span text:style-name="T18">err</text:span><text:span text:style-name="T25">=&gt;</text:span><text:span text:style-name="T18">console</text:span><text:span text:style-name="T22">.</text:span><text:span text:style-name="T33">log</text:span><text:span text:style-name="T22">(</text:span><text:span text:style-name="T18">err</text:span><text:span text:style-name="T22">))</text:span></text:p>
        <text:p text:style-name="P33"/>
        <text:p text:style-name="P34">//Ejemplo de la guía        </text:p>
        <text:p text:style-name="P25"><text:span text:style-name="T24">const</text:span> <text:span text:style-name="T26">playersRouter</text:span><text:span text:style-name="T28">=</text:span><text:span text:style-name="T32">require</text:span>(<text:span text:style-name="T19">'./routers/players'</text:span>);</text:p>
        <text:p text:style-name="P33"/>
        <text:p text:style-name="P25"><text:span text:style-name="T26">app</text:span>.<text:span text:style-name="T32">use</text:span>(<text:span text:style-name="T32">express</text:span>.<text:span text:style-name="T32">json</text:span>()); <text:span text:style-name="T30">//  activa el middleware que analiza el cuerpo (body) de las peticiones JSON.</text:span></text:p>
        <text:p text:style-name="P33"/>
        <text:p text:style-name="P34">// Ejemplo de guia</text:p>
        <text:p text:style-name="P25"><text:span text:style-name="T26">app</text:span>.<text:span text:style-name="T32">use</text:span>(<text:span text:style-name="T19">'/players'</text:span>,<text:span text:style-name="T17">playersRouter</text:span>);</text:p>
        <text:p text:style-name="P33"/>
        <text:p text:style-name="P34">// respuesta del examen 07</text:p>
        <text:p text:style-name="P25"><text:span text:style-name="T26">app</text:span>.<text:span text:style-name="T32">use</text:span>(<text:span text:style-name="T19">'/devices'</text:span>,<text:span text:style-name="T26">deviceRouters</text:span>);</text:p>
        <text:p text:style-name="P33"/>
        <text:p text:style-name="P25"><text:span text:style-name="T26">app</text:span>.<text:span text:style-name="T32">listen</text:span>(<text:span text:style-name="T26">port</text:span>,()<text:span text:style-name="T24">=&gt;</text:span>{</text:p>
        <text:p text:style-name="P27">    <text:span text:style-name="T18">console</text:span><text:span text:style-name="T22">.</text:span><text:span text:style-name="T33">log</text:span><text:span text:style-name="T22">(</text:span><text:span text:style-name="T20">`Servidor escuchando en http://localhost:</text:span><text:span text:style-name="T25">${</text:span><text:span text:style-name="T27">port</text:span><text:span text:style-name="T25">}</text:span><text:span text:style-name="T20">`</text:span><text:span text:style-name="T22">);</text:span></text:p>
        <text:p text:style-name="P25">});</text:p>
        <text:p text:style-name="P38"/>
        <text:p text:style-name="P38">NOTA: POR FINES DIDÁCTICOS COLOCAMOS TODO EL CÓDIGO PARA EL DESARROLLO DE NODE-EXPRESS COMO LA CONECCIÓN NECESARIA PARA LA BASE DE DATOS MONGODB, ASÍ TENDRÉMOS UNA MEJOR VISUALIZACIÓN (una visión general) DE DONDE VAN LOS MÉTODOS.</text:p>
        <text:p text:style-name="P38"/>
        <text:p text:style-name="P38"/>
        <text:list xml:id="list33386971" text:continue-numbering="true" text:style-name="L3">
          <text:list-item>
            <text:p text:style-name="P69">Crea la conexión con el servidor de base de datos.</text:p>
          </text:list-item>
        </text:list>
        <text:p text:style-name="P38"/>
        <text:p text:style-name="P18"><text:span text:style-name="T24">const</text:span> <text:span text:style-name="T32">express</text:span><text:span text:style-name="T28">=</text:span><text:span text:style-name="T32">require</text:span>(<text:span text:style-name="T19">'express'</text:span>);</text:p>
        <text:p text:style-name="P25"><text:span text:style-name="T24">const</text:span> <text:span text:style-name="T26">app</text:span><text:span text:style-name="T28">=</text:span><text:span text:style-name="T32">express</text:span>();</text:p>
        <text:p text:style-name="P25"><text:span text:style-name="T24">const</text:span> <text:span text:style-name="T39">mongoose</text:span><text:span text:style-name="T28">=</text:span><text:span text:style-name="T32">require</text:span>(<text:span text:style-name="T19">'mongoose'</text:span>);</text:p>
        <text:p text:style-name="P25"><text:span text:style-name="T24">const</text:span> <text:span text:style-name="T26">deviceRouters</text:span><text:span text:style-name="T28">=</text:span><text:span text:style-name="T32">require</text:span>(<text:span text:style-name="T19">'./routers/devices'</text:span>);</text:p>
        <text:p text:style-name="P33"/>
        <text:p text:style-name="P25"><text:span text:style-name="T24">const</text:span> <text:span text:style-name="T26">port</text:span><text:span text:style-name="T28">=</text:span><text:span text:style-name="T34">3000</text:span>;</text:p>
        <text:p text:style-name="P33"/>
        <text:p text:style-name="P25"><text:span text:style-name="T24">const</text:span> <text:span text:style-name="T26">mongoURI</text:span><text:span text:style-name="T28">=</text:span><text:span text:style-name="T19">'mongodb://localhost:27017/stock02'</text:span>;</text:p>
        <text:p text:style-name="P57"/>
        <text:p text:style-name="P25"><text:span text:style-name="T24">//const</text:span> <text:span text:style-name="T26">mongoURI</text:span><text:span text:style-name="T28">=</text:span><text:span text:style-name="T19">'mongodb://localhost:27017/LaLiga'</text:span>; // ejemplo de la guia desactivado</text:p>
        <text:p text:style-name="P33"/>
        <text:p text:style-name="P34">//const mongoURI = 'mongodb://localhost:27017/Laliga'; // ejemplo de la guia</text:p>
        <text:p text:style-name="P25"><text:span text:style-name="T24">const</text:span> <text:span text:style-name="T26">options</text:span><text:span text:style-name="T28">=</text:span>{</text:p>
        <text:p text:style-name="P27">    <text:span text:style-name="T18">useNewUrlParser:</text:span><text:span text:style-name="T25">true</text:span></text:p>
        <text:p text:style-name="P25">}</text:p>
        <text:p text:style-name="P33"/>
        <text:p text:style-name="P34">// Instancia que conecta la base de datos mongodb respuesta del examen 07</text:p>
        <text:p text:style-name="P25"><text:soft-page-break/><text:span text:style-name="T39">mongoose</text:span>.<text:span text:style-name="T32">connect</text:span>(<text:span text:style-name="T26">mongoURI</text:span>,<text:span text:style-name="T26">options</text:span>)</text:p>
        <text:p text:style-name="P27">        <text:span text:style-name="T22">.</text:span><text:span text:style-name="T33">then</text:span><text:span text:style-name="T22">(()</text:span><text:span text:style-name="T25">=&gt;</text:span><text:span text:style-name="T18">console</text:span><text:span text:style-name="T22">.</text:span><text:span text:style-name="T33">log</text:span><text:span text:style-name="T22">(</text:span><text:span text:style-name="T20">'Conectado a la base de datos'</text:span><text:span text:style-name="T22">))</text:span></text:p>
        <text:p text:style-name="P27">        <text:span text:style-name="T22">.</text:span><text:span text:style-name="T33">catch</text:span><text:span text:style-name="T22">(</text:span><text:span text:style-name="T18">err</text:span><text:span text:style-name="T25">=&gt;</text:span><text:span text:style-name="T18">console</text:span><text:span text:style-name="T22">.</text:span><text:span text:style-name="T33">log</text:span><text:span text:style-name="T22">(</text:span><text:span text:style-name="T18">err</text:span><text:span text:style-name="T22">))</text:span></text:p>
        <text:p text:style-name="P33"/>
        <text:p text:style-name="P34">//Ejemplo de la guía        </text:p>
        <text:p text:style-name="P25"><text:span text:style-name="T24">const</text:span> <text:span text:style-name="T26">playersRouter</text:span><text:span text:style-name="T28">=</text:span><text:span text:style-name="T32">require</text:span>(<text:span text:style-name="T19">'./routers/players'</text:span>);</text:p>
        <text:p text:style-name="P33"/>
        <text:p text:style-name="P25"><text:span text:style-name="T26">app</text:span>.<text:span text:style-name="T32">use</text:span>(<text:span text:style-name="T32">express</text:span>.<text:span text:style-name="T32">json</text:span>()); <text:span text:style-name="T30">//  activa el middleware que analiza el cuerpo (body) de las peticiones JSON.</text:span></text:p>
        <text:p text:style-name="P33"/>
        <text:p text:style-name="P34">// Ejemplo de guia</text:p>
        <text:p text:style-name="P25"><text:span text:style-name="T26">app</text:span>.<text:span text:style-name="T32">use</text:span>(<text:span text:style-name="T19">'/players'</text:span>,<text:span text:style-name="T17">playersRouter</text:span>);</text:p>
        <text:p text:style-name="P33"/>
        <text:p text:style-name="P34">// respuesta del examen 07</text:p>
        <text:p text:style-name="P25"><text:span text:style-name="T26">app</text:span>.<text:span text:style-name="T32">use</text:span>(<text:span text:style-name="T19">'/devices'</text:span>,<text:span text:style-name="T26">deviceRouters</text:span>);</text:p>
        <text:p text:style-name="P33"/>
        <text:p text:style-name="P25"><text:span text:style-name="T26">app</text:span>.<text:span text:style-name="T32">listen</text:span>(<text:span text:style-name="T26">port</text:span>,()<text:span text:style-name="T24">=&gt;</text:span>{</text:p>
        <text:p text:style-name="P27">    <text:span text:style-name="T18">console</text:span><text:span text:style-name="T22">.</text:span><text:span text:style-name="T33">log</text:span><text:span text:style-name="T22">(</text:span><text:span text:style-name="T20">`Servidor escuchando en http://localhost:</text:span><text:span text:style-name="T25">${</text:span><text:span text:style-name="T27">port</text:span><text:span text:style-name="T25">}</text:span><text:span text:style-name="T20">`</text:span><text:span text:style-name="T22">);</text:span></text:p>
        <text:p text:style-name="P25">});</text:p>
        <text:p text:style-name="P38"/>
        <text:p text:style-name="P38">NOTA: POR FINES DIDÁCTICOS COLOCAMOS TODO EL CÓDIGO PARA EL DESARROLLO DE NODE-EXPRESS COMO LA CONECCIÓN NECESARIA PARA LA BASE DE DATOS MONGODB, ASÍ TENDRÉMOS UNA MEJOR VISUALIZACIÓN (una visión general) DE DONDE VAN LOS MÉTODOS.</text:p>
        <text:p text:style-name="P38"/>
        <text:list xml:id="list33385537" text:continue-numbering="true" text:style-name="L3">
          <text:list-item>
            <text:p text:style-name="P69">Importa en app.js los métodos desarrollados en el archivo devices.js.</text:p>
          </text:list-item>
        </text:list>
        <text:p text:style-name="P38"/>
        <text:p text:style-name="P38">Para importarlo lo hacemos con el siguiente instrucción en app.js:</text:p>
        <text:p text:style-name="P38"/>
        <text:p text:style-name="P47"><text:span text:style-name="T24">const</text:span> <text:span text:style-name="T26">deviceRouters</text:span><text:span text:style-name="T28">=</text:span><text:span text:style-name="T32">require</text:span>(<text:span text:style-name="T19">'./routers/devices'</text:span>);</text:p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><text:soft-page-break/></text:p>
        <text:p text:style-name="P42"/>
        <text:p text:style-name="P42"/>
        <text:p text:style-name="P42"/>
        <text:list xml:id="list33383865" text:continue-numbering="true" text:style-name="L3">
          <text:list-item>
            <text:p text:style-name="P69">Comprueba las peticiones "get", "put", "post" y "delete" con Postman.</text:p>
          </text:list-item>
        </text:list>
        <text:p text:style-name="P38"/>
        <text:p text:style-name="P38">Comando Get – Este muestra los registros db</text:p>
        <text:p text:style-name="P38"/>
        <text:p text:style-name="P38"><draw:frame draw:style-name="fr1" draw:name="graphics46" text:anchor-type="paragraph" svg:width="16.323cm" svg:height="8.154cm" draw:z-index="28"><draw:image xlink:href="Pictures/200000070000397700006B2EADC561C0.svm" xlink:type="simple" xlink:show="embed" xlink:actuate="onLoad"/></draw:frame></text:p>
        <text:p text:style-name="P38">Comando Post – Este inserta un registro en json en la base de datos</text:p>
        <text:p text:style-name="P38"><draw:frame draw:style-name="fr1" draw:name="graphics47" text:anchor-type="paragraph" svg:width="16.713cm" svg:height="9.807cm" draw:z-index="29"><draw:image xlink:href="Pictures/200000070000386E00006B98926BF564.svm" xlink:type="simple" xlink:show="embed" xlink:actuate="onLoad"/></draw:frame><text:soft-page-break/></text:p>
        <text:p text:style-name="P38"/>
        <text:p text:style-name="P38"/>
        <text:p text:style-name="P38">Comando Put – Este comando actualiza un registro usando su ID</text:p>
        <text:p text:style-name="P38"/>
        <text:p text:style-name="P38"><draw:frame draw:style-name="fr1" draw:name="graphics48" text:anchor-type="paragraph" svg:width="17.085cm" svg:height="10.261cm" draw:z-index="30"><draw:image xlink:href="Pictures/20000007000038D8000069F1477E5C21.svm" xlink:type="simple" xlink:show="embed" xlink:actuate="onLoad"/></draw:frame></text:p>
        <text:p text:style-name="P38"/>
        <text:p text:style-name="P38">Comando Delete – Este borra un registro usando su id</text:p>
        <text:p text:style-name="P38"><text:soft-page-break/></text:p>
        <text:p text:style-name="P38">Pantalla antes de borrar </text:p>
        <text:p text:style-name="P38"><draw:frame draw:style-name="fr1" draw:name="graphics49" text:anchor-type="paragraph" svg:width="11.322cm" svg:height="9.731cm" draw:z-index="31"><draw:image xlink:href="Pictures/200000070000522B000058FED3748E31.svm" xlink:type="simple" xlink:show="embed" xlink:actuate="onLoad"/></draw:frame><text:soft-page-break/></text:p>
        <text:p text:style-name="P38"/>
        <text:p text:style-name="P46"><text:span text:style-name="T12">Luego después de ejecutar el delete (id: </text:span><text:span text:style-name="T37">6862d4e3469657862b8cd4a7</text:span><text:span text:style-name="T12">) con pontman tenemos el resultado:</text:span></text:p>
        <text:p text:style-name="P38"/>
        <text:p text:style-name="P38"><draw:frame draw:style-name="fr1" draw:name="graphics50" text:anchor-type="paragraph" svg:width="16.603cm" svg:height="12.028cm" draw:z-index="32"><draw:image xlink:href="Pictures/200000070000420C00002FDB6FA18788.svm" xlink:type="simple" xlink:show="embed" xlink:actuate="onLoad"/></draw:frame><text:soft-page-break/></text:p>
        <text:p text:style-name="P38">hacemos un get y vemos que se ha borrado:</text:p>
        <text:p text:style-name="P38"><draw:frame draw:style-name="fr1" draw:name="graphics51" text:anchor-type="paragraph" svg:width="9.103cm" svg:height="12.344cm" draw:z-index="33"><draw:image xlink:href="Pictures/2000000700004BF8000051F6CB5A887C.svm" xlink:type="simple" xlink:show="embed" xlink:actuate="onLoad"/></draw:frame><text:soft-page-break/></text:p>
        <text:p text:style-name="P38"/>
        <text:p text:style-name="P38"/>
        <text:list xml:id="list33401582" text:continue-numbering="true" text:style-name="L3">
          <text:list-item>
            <text:p text:style-name="P69">Comprueba que se han grabado correctamente los registros con MongoDB Compass.</text:p>
          </text:list-item>
        </text:list>
        <text:p text:style-name="P38"/>
        <text:p text:style-name="P38">Haremos algunos pruebas con los comandos port, put y delete para ver los cambios en la base de datos:</text:p>
        <text:p text:style-name="P38"/>
        <text:p text:style-name="P38">Comando post</text:p>
        <text:p text:style-name="P38"/>
        <text:p text:style-name="P38"><draw:frame draw:style-name="fr1" draw:name="graphics52" text:anchor-type="paragraph" svg:width="8.811cm" svg:height="9.671cm" draw:z-index="34"><draw:image xlink:href="Pictures/2000000700003A9B000043493043DCE5.svm" xlink:type="simple" xlink:show="embed" xlink:actuate="onLoad"/></draw:frame><text:soft-page-break/></text:p>
        <text:p text:style-name="P38">visualizacion con mongoDB compass, pero nos asegurarnos de hacer un refresh.</text:p>
        <text:p text:style-name="P38"/>
        <text:p text:style-name="P38"><draw:frame draw:style-name="fr1" draw:name="graphics53" text:anchor-type="paragraph" svg:width="13.533cm" svg:height="6.807cm" draw:z-index="35"><draw:image xlink:href="Pictures/200000070000793D000056B83CAE6812.svm" xlink:type="simple" xlink:show="embed" xlink:actuate="onLoad"/></draw:frame></text:p>
        <text:p text:style-name="P38"/>
        <text:p text:style-name="P38"/>
        <text:p text:style-name="P38">Comando put </text:p>
        <text:p text:style-name="P38"/>
        <text:p text:style-name="P38"><draw:frame draw:style-name="fr4" draw:name="graphics54" text:anchor-type="paragraph" svg:x="3.134cm" svg:y="-0.169cm" svg:width="7.285cm" svg:height="8.832cm" draw:z-index="36"><draw:image xlink:href="Pictures/200000070000455B000042E091FC852C.svm" xlink:type="simple" xlink:show="embed" xlink:actuate="onLoad"/></draw:frame><text:soft-page-break/></text:p>
        <text:p text:style-name="P38"/>
        <text:p text:style-name="P38"><draw:frame draw:style-name="fr1" draw:name="graphics55" text:anchor-type="paragraph" svg:width="12.171cm" svg:height="8.451cm" draw:z-index="37"><draw:image xlink:href="Pictures/2000000700007869000056B83B486F1C.svm" xlink:type="simple" xlink:show="embed" xlink:actuate="onLoad"/></draw:frame></text:p>
        <text:p text:style-name="P38"/>
        <text:p text:style-name="P38"/>
        <text:p text:style-name="P38"/>
        <text:p text:style-name="P38"/>
        <text:p text:style-name="P38"/>
        <text:p text:style-name="P38"/>
        <text:p text:style-name="P38">Comando delete</text:p>
        <text:p text:style-name="P38"><draw:frame draw:style-name="fr1" draw:name="graphics56" text:anchor-type="paragraph" svg:width="9.303cm" svg:height="8.43cm" draw:z-index="38"><draw:image xlink:href="Pictures/2000000700004A1C00003D8090167730.svm" xlink:type="simple" xlink:show="embed" xlink:actuate="onLoad"/></draw:frame><text:soft-page-break/></text:p>
        <text:p text:style-name="P38"/>
        <text:p text:style-name="P38"><draw:frame draw:style-name="fr1" draw:name="graphics57" text:anchor-type="paragraph" svg:width="11.254cm" svg:height="9.275cm" draw:z-index="39"><draw:image xlink:href="Pictures/20000007000079080000557A0712E831.svm" xlink:type="simple" xlink:show="embed" xlink:actuate="onLoad"/></draw:frame></text:p>
        <text:p text:style-name="P38"/>
        <text:p text:style-name="P38"/>
        <text:p text:style-name="P38">con esto comprovamos las peticiones y las actualizaciones en la base de datos.</text:p>
        <text:p text:style-name="P38"/>
        <text:p text:style-name="P38"/>
        <text:p text:style-name="P38"/>
        <text:p text:style-name="P38"/>
        <text:p text:style-name="P38"/>
        <text:p text:style-name="P11"><text:soft-page-break/><text:span text:style-name="Emphasis"><text:span text:style-name="T3">Importante: debes adjuntar un PDF con la explicación y capturas de pantalla de cada paso del ejercicio</text:span></text:span></text:p>
      </text:section>
      <text:section text:style-name="Sect1" text:name="title2">
        <text:p text:style-name="P7">Adjunta un archivo con tu respuesta.</text:p>
      </text:section>
      <text:p text:style-name="Standard"/>
      <text:p text:style-name="Standard"/>
      <text:p text:style-name="Standard"/>
      <text:p text:style-name="P14">MISCELANEOS</text:p>
      <text:p text:style-name="P14"><text:s/>Como guía de estudio/referencias personales.</text:p>
      <text:p text:style-name="P32"/>
      <text:p text:style-name="Standard"/>
      <text:p text:style-name="Standard">Nota adicional para estudio. Haremos las gestiones para trabajar los programas con las herramientas aprendidas como el github, así que colocamos aquí un material de apoyo.</text:p>
      <text:p text:style-name="Standard"/>
      <text:p text:style-name="Standard"/>
      <text:p text:style-name="Standard">/****************************************************************************/</text:p>
      <text:p text:style-name="Standard"/>
      <text:h text:style-name="P21" text:outline-level="3"><text:span text:style-name="Strong_20_Emphasis"><text:span text:style-name="T6">Quick setup</text:span></text:span><text:span text:style-name="T6"> — if you’ve done this kind of thing before</text:span></text:h>
      <text:p text:style-name="P56"><text:a xlink:type="simple" xlink:href="https://desktop.github.com/" text:style-name="Internet_20_link" text:visited-style-name="Visited_20_Internet_20_Link"><text:span text:style-name="T10"> </text:span></text:a><text:a xlink:type="simple" xlink:href="https://desktop.github.com/" text:style-name="Internet_20_link" text:visited-style-name="Visited_20_Internet_20_Link"><text:span text:style-name="T9">Set up in Desktop</text:span></text:a></text:p>
      <text:p text:style-name="P53"><text:span text:style-name="Strong_20_Emphasis"><text:span text:style-name="T7">or</text:span></text:span></text:p>
      <text:p text:style-name="P54">HTTPS</text:p>
      <text:p text:style-name="P55">SSH</text:p>
      <text:p text:style-name="P52"><text:span text:style-name="T8">Get started by </text:span><text:a xlink:type="simple" xlink:href="https://github.com/microcontrolador-net/fullstack-FS1-M7-mysql-mongodb/new/main" text:style-name="Internet_20_link" text:visited-style-name="Visited_20_Internet_20_Link"><text:span text:style-name="T11">creating a new file</text:span></text:a><text:span text:style-name="T8"> or </text:span><text:a xlink:type="simple" xlink:href="https://github.com/microcontrolador-net/fullstack-FS1-M7-mysql-mongodb/upload" text:style-name="Internet_20_link" text:visited-style-name="Visited_20_Internet_20_Link"><text:span text:style-name="T11">uploading an existing file</text:span></text:a><text:span text:style-name="T8">. We recommend every repository include a </text:span><text:a xlink:type="simple" xlink:href="https://github.com/microcontrolador-net/fullstack-FS1-M7-mysql-mongodb/new/main?readme=1" text:style-name="Internet_20_link" text:visited-style-name="Visited_20_Internet_20_Link"><text:span text:style-name="T11">README</text:span></text:a><text:span text:style-name="T8">, </text:span><text:a xlink:type="simple" xlink:href="https://github.com/microcontrolador-net/fullstack-FS1-M7-mysql-mongodb/new/main?filename=LICENSE.md" text:style-name="Internet_20_link" text:visited-style-name="Visited_20_Internet_20_Link"><text:span text:style-name="T11">LICENSE</text:span></text:a><text:span text:style-name="T8">, and </text:span><text:a xlink:type="simple" xlink:href="https://github.com/microcontrolador-net/fullstack-FS1-M7-mysql-mongodb/new/main?filename=.gitignore" text:style-name="Internet_20_link" text:visited-style-name="Visited_20_Internet_20_Link"><text:span text:style-name="T11">.gitignore</text:span></text:a><text:span text:style-name="T8">.</text:span></text:p>
      <text:h text:style-name="P22" text:outline-level="3">…<text:span text:style-name="T38">or create a new repository on the command line</text:span></text:h>
      <text:p text:style-name="P51">echo "# fullstack-FS1-M7-mysql-mongodb" &gt;&gt; README.md</text:p>
      <text:p text:style-name="P51">git init</text:p>
      <text:p text:style-name="P51">git add README.md</text:p>
      <text:p text:style-name="P51">git commit -m "first commit"</text:p>
      <text:p text:style-name="P51">git branch -M main</text:p>
      <text:p text:style-name="P51"><text:soft-page-break/>git remote add origin https://github.com/microcontrolador-net/fullstack-FS1-M7-mysql-mongodb.git</text:p>
      <text:p text:style-name="P51">git push -u origin main</text:p>
      <text:h text:style-name="P50" text:outline-level="3">…<text:span text:style-name="T38">or push an existing repository from the command line</text:span></text:h>
      <text:p text:style-name="P51">git remote add origin https://github.com/microcontrolador-net/fullstack-FS1-M7-mysql-mongodb.git</text:p>
      <text:p text:style-name="P51">git branch -M main</text:p>
      <text:p text:style-name="P51">git push -u origin ma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**************************************************************************/</text:p>
      <text:p text:style-name="Standard"/>
      <text:p text:style-name="Standard"/>
      <text:p text:style-name="Standard">terminal 01 cmd administrador</text:p>
      <text:p text:style-name="Standard">activar mongo con mongod.exe</text:p>
      <text:p text:style-name="Standard">ir a </text:p>
      <text:p text:style-name="Standard">mongodb/bin</text:p>
      <text:p text:style-name="Standard">cd C:\Users\PC\Desktop\Cursos-online\FullStack\modulo-7\mongodb\bin</text:p>
      <text:p text:style-name="Standard">y correr:</text:p>
      <text:p text:style-name="Standard">mongod.exe --dbpath=C:\Users\PC\Desktop\Cursos-online\FullStack\modulo-7\mongodb\data\db</text:p>
      <text:p text:style-name="Standard"/>
      <text:p text:style-name="Standard">terminal 02</text:p>
      <text:p text:style-name="Standard">Accesar a la base datos con el shell</text:p>
      <text:p text:style-name="Standard">cd C:\Users\PC\Desktop\Cursos-online\FullStack\modulo-7\mongodb\bin</text:p>
      <text:p text:style-name="Standard">mongosh</text:p>
      <text:p text:style-name="Standard"/>
      <text:p text:style-name="Standard">terminal 03 visual code bash</text:p>
      <text:p text:style-name="Standard"/>
      <text:p text:style-name="Standard">activar el servidor node express</text:p>
      <text:p text:style-name="Standard">npm start</text:p>
      <text:p text:style-name="Standard"/>
      <text:p text:style-name="Standard"/>
      <text:p text:style-name="Standard">/**************************************************************************/</text:p>
      <text:p text:style-name="Standard"/>
      <text:p text:style-name="Standard">COMANDOS UTILIZADOS:</text:p>
      <text:p text:style-name="Standard"/>
      <text:list xml:id="list2943194927335992394" text:style-name="L4">
        <text:list-item>
          <text:p text:style-name="P58">Instalación de NodeJS.</text:p>
        </text:list-item>
      </text:list>
      <text:p text:style-name="Standard"/>
      <text:p text:style-name="Standard"/>
      <text:p text:style-name="Standard"><text:a xlink:type="simple" xlink:href="https://nodejs.org/es/download" text:style-name="Internet_20_link" text:visited-style-name="Visited_20_Internet_20_Link">https://nodejs.org/es/download</text:a></text:p>
      <text:p text:style-name="Standard"/>
      <text:p text:style-name="Standard"><draw:frame draw:style-name="fr1" draw:name="graphics1" text:anchor-type="paragraph" svg:width="9.941cm" svg:height="5.142cm" draw:z-index="0"><draw:image xlink:href="Pictures/2000000700003BBD0000631F0063F8E7.svm" xlink:type="simple" xlink:show="embed" xlink:actuate="onLoad"/></draw:frame><text:soft-page-break/></text:p>
      <text:p text:style-name="Standard"/>
      <text:p text:style-name="Standard"/>
      <text:p text:style-name="P23">node <text:s/>- -version // en el terminal bash</text:p>
      <text:p text:style-name="Standard"/>
      <text:list xml:id="list1438940639744055321" text:style-name="L5">
        <text:list-item>
          <text:p text:style-name="P59">Crear un nuevo proyecto:</text:p>
        </text:list-item>
      </text:list>
      <text:p text:style-name="Standard"/>
      <text:p text:style-name="P23">npm init -y</text:p>
      <text:p text:style-name="Standard"/>
      <text:p text:style-name="Standard"/>
      <text:list xml:id="list8027748272464032559" text:style-name="L6">
        <text:list-item>
          <text:p text:style-name="P60">correr un programa en el terminal</text:p>
        </text:list-item>
      </text:list>
      <text:p text:style-name="Standard"/>
      <text:p text:style-name="P23">node app.js</text:p>
      <text:p text:style-name="Standard"/>
      <text:list xml:id="list3876125391657664055" text:style-name="L7">
        <text:list-item>
          <text:p text:style-name="P61">Instalar express:</text:p>
        </text:list-item>
      </text:list>
      <text:p text:style-name="Standard"/>
      <text:p text:style-name="Standard"/>
      <text:p text:style-name="P23">npm install express –save</text:p>
      <text:p text:style-name="Standard"/>
      <text:p text:style-name="Standard">se agrega las dependencias en el archivo package.json</text:p>
      <text:p text:style-name="Standard"/>
      <text:p text:style-name="P24">{</text:p>
      <text:p text:style-name="P27">  <text:span text:style-name="T18">"name"</text:span><text:span text:style-name="T22">: </text:span><text:span text:style-name="T20">"practica1"</text:span><text:span text:style-name="T22">,</text:span></text:p>
      <text:p text:style-name="P27">  <text:span text:style-name="T18">"version"</text:span><text:span text:style-name="T22">: </text:span><text:span text:style-name="T20">"1.0.0"</text:span><text:span text:style-name="T22">,</text:span></text:p>
      <text:p text:style-name="P27">  <text:span text:style-name="T18">"main"</text:span><text:span text:style-name="T22">: </text:span><text:span text:style-name="T20">"index.js"</text:span><text:span text:style-name="T22">,</text:span></text:p>
      <text:p text:style-name="P27">  <text:span text:style-name="T18">"scripts"</text:span><text:span text:style-name="T22">: {</text:span></text:p>
      <text:p text:style-name="P27">    <text:span text:style-name="T18">"test"</text:span><text:span text:style-name="T22">: </text:span><text:span text:style-name="T20">"echo </text:span><text:span text:style-name="T23">\"</text:span><text:span text:style-name="T20">Error: no test specified</text:span><text:span text:style-name="T23">\"</text:span><text:span text:style-name="T20"> &amp;&amp; exit 1"</text:span></text:p>
      <text:p text:style-name="P27">  <text:span text:style-name="T22">},</text:span></text:p>
      <text:p text:style-name="P27">  <text:span text:style-name="T18">"keywords"</text:span><text:span text:style-name="T22">: [],</text:span></text:p>
      <text:p text:style-name="P27">  <text:span text:style-name="T18">"author"</text:span><text:span text:style-name="T22">: </text:span><text:span text:style-name="T20">""</text:span><text:span text:style-name="T22">,</text:span></text:p>
      <text:p text:style-name="P27">  <text:span text:style-name="T18">"license"</text:span><text:span text:style-name="T22">: </text:span><text:span text:style-name="T20">"ISC"</text:span><text:span text:style-name="T22">,</text:span></text:p>
      <text:p text:style-name="P27">  <text:span text:style-name="T18">"description"</text:span><text:span text:style-name="T22">: </text:span><text:span text:style-name="T20">""</text:span><text:span text:style-name="T22">,</text:span></text:p>
      <text:p text:style-name="P27">  <text:span text:style-name="T18">"dependencies"</text:span><text:span text:style-name="T22">: {</text:span></text:p>
      <text:p text:style-name="P27">    <text:span text:style-name="T18">"express"</text:span><text:span text:style-name="T22">: </text:span><text:span text:style-name="T20">"^5.1.0"</text:span></text:p>
      <text:p text:style-name="P27">  <text:span text:style-name="T22">}</text:span></text:p>
      <text:p text:style-name="P25">}</text:p>
      <text:p text:style-name="Standard"/>
      <text:p text:style-name="Standard">con el comando</text:p>
      <text:p text:style-name="Standard"/>
      <text:p text:style-name="P23">npm install <text:s/></text:p>
      <text:p text:style-name="Standard"/>
      <text:p text:style-name="Standard"><text:soft-page-break/>instalará todos los paquetes descritos en la propiedad “dependencies”</text:p>
      <text:p text:style-name="Standard"/>
      <text:list xml:id="list2383895865614514831" text:style-name="L8">
        <text:list-item>
          <text:p text:style-name="P62">creamos el archivo .gitignore</text:p>
        </text:list-item>
      </text:list>
      <text:p text:style-name="Standard"/>
      <text:p text:style-name="P23">node_modules</text:p>
      <text:p text:style-name="Standard"/>
      <text:p text:style-name="Standard">incluimos la siguiente instrucción:</text:p>
      <text:p text:style-name="Standard"/>
      <text:list xml:id="list897562043958603018" text:style-name="L9">
        <text:list-item>
          <text:p text:style-name="P63">Instalación de nodemon</text:p>
        </text:list-item>
      </text:list>
      <text:p text:style-name="Standard"/>
      <text:p text:style-name="Standard">nodemon permite los cambios en el código y relanza el servidor, solo lo necesitamos en el desarrollo.</text:p>
      <text:p text:style-name="Standard"/>
      <text:p text:style-name="P35">npm install nodemon - -save-dev</text:p>
      <text:p text:style-name="Standard"/>
      <text:p text:style-name="Standard"/>
      <text:list xml:id="list1534398050358012199" text:style-name="L10">
        <text:list-item>
          <text:p text:style-name="P64">Modo de producción.</text:p>
        </text:list-item>
      </text:list>
      <text:p text:style-name="Standard"/>
      <text:p text:style-name="Standard">Para ello ejecutamos </text:p>
      <text:p text:style-name="Standard"/>
      <text:p text:style-name="P23">npm install –production</text:p>
      <text:p text:style-name="Standard"/>
      <text:list xml:id="list6304165269958459776" text:style-name="L11">
        <text:list-item>
          <text:p text:style-name="P65">Realizar atajos de comandos stript</text:p>
        </text:list-item>
      </text:list>
      <text:p text:style-name="Standard"/>
      <text:p text:style-name="Standard">en el archivo package.json agregamos lo siguiente:</text:p>
      <text:p text:style-name="Standard"/>
      <text:p text:style-name="P23">“scripts”:{</text:p>
      <text:p text:style-name="P23"><text:tab/>“start”:”nodemon app.js”,</text:p>
      <text:p text:style-name="P23"><text:tab/>“test”:”echo \”Error: no test specified\” &amp;&amp; exit 1”</text:p>
      <text:p text:style-name="P23">},</text:p>
      <text:p text:style-name="Standard"/>
      <text:p text:style-name="Standard">Ahora podemos copiar en el bash</text:p>
      <text:p text:style-name="Standard"/>
      <text:p text:style-name="P23">npm start</text:p>
      <text:p text:style-name="Standard"/>
      <text:p text:style-name="Standard">Lanza el proyecto en modo escucha, y cuando se modifica el archivo de ejecución, automáticamente se relanza el servidor con la nueva instrucciones del programa.</text:p>
      <text:p text:style-name="Standard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Helvetica Neue" svg:font-family="'Helvetica Neue', Helvetica, Arial, sans-serif"/>
    <style:font-face style:name="IBMPlexMono" svg:font-family="IBMPlexMono, 'Courier New', monospace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SimSun" style:font-size-asian="7pt" style:font-weight-asian="bold" style:font-name-complex="Arial1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mando Yamir Blanco Castro</meta:initial-creator>
    <meta:creation-date>2025-01-15T09:28:46.45</meta:creation-date>
    <dc:date>2025-07-02T13:12:43.96</dc:date>
    <dc:creator>Armando Yamir Blanco Castro</dc:creator>
    <meta:editing-duration>P13DT6H6M10S</meta:editing-duration>
    <meta:editing-cycles>287</meta:editing-cycles>
    <meta:generator>OpenOffice/4.1.7$Win32 OpenOffice.org_project/417m1$Build-9800</meta:generator>
    <meta:document-statistic meta:table-count="0" meta:image-count="40" meta:object-count="0" meta:page-count="36" meta:paragraph-count="370" meta:word-count="2254" meta:character-count="16866"/>
  </office:meta>
</office:document-meta>
</file>